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Body_20_first">
      <style:text-properties officeooo:paragraph-rsid="01708355"/>
    </style:style>
    <style:style style:name="P224" style:family="paragraph" style:parent-style-name="Example">
      <style:paragraph-properties style:line-height-at-least="0.1945in"/>
      <style:text-properties officeooo:paragraph-rsid="01708355"/>
    </style:style>
    <style:style style:name="P225" style:family="paragraph" style:parent-style-name="Example">
      <style:paragraph-properties style:line-height-at-least="0.1945in" fo:keep-with-next="always"/>
      <style:text-properties officeooo:paragraph-rsid="01708355"/>
    </style:style>
    <style:style style:name="P226" style:family="paragraph" style:parent-style-name="Example">
      <style:paragraph-properties style:line-height-at-least="0.1945in"/>
      <style:text-properties fo:font-style="italic" officeooo:paragraph-rsid="01052c6d" style:font-style-asian="italic"/>
    </style:style>
    <style:style style:name="P227" style:family="paragraph" style:parent-style-name="Example">
      <style:paragraph-properties style:line-height-at-least="0.1945in"/>
      <style:text-properties officeooo:paragraph-rsid="01052c6d"/>
    </style:style>
    <style:style style:name="P228" style:family="paragraph" style:parent-style-name="Example">
      <style:paragraph-properties style:line-height-at-least="0.1945in" fo:keep-with-next="always"/>
      <style:text-properties officeooo:paragraph-rsid="010d4549"/>
    </style:style>
    <style:style style:name="P229" style:family="paragraph" style:parent-style-name="Example">
      <style:paragraph-properties style:line-height-at-least="0.1945in"/>
      <style:text-properties officeooo:paragraph-rsid="010e418f"/>
    </style:style>
    <style:style style:name="P230" style:family="paragraph" style:parent-style-name="Example">
      <style:text-properties officeooo:paragraph-rsid="010e418f"/>
    </style:style>
    <style:style style:name="P231" style:family="paragraph" style:parent-style-name="Example">
      <style:paragraph-properties style:line-height-at-least="0.1945in"/>
      <style:text-properties fo:font-style="italic" officeooo:paragraph-rsid="010e418f" style:font-style-asian="italic"/>
    </style:style>
    <style:style style:name="P232" style:family="paragraph" style:parent-style-name="Standard">
      <style:text-properties style:font-name="Courier1"/>
    </style:style>
    <style:style style:name="P233" style:family="paragraph" style:parent-style-name="Standard">
      <style:paragraph-properties style:line-height-at-least="0.1945in"/>
      <style:text-properties style:font-name="Courier1"/>
    </style:style>
    <style:style style:name="P234" style:family="paragraph" style:parent-style-name="Standard">
      <style:paragraph-properties style:line-height-at-least="0.1945in"/>
      <style:text-properties style:font-name="Courier1" fo:font-style="italic" style:font-style-asian="italic" style:font-style-complex="italic"/>
    </style:style>
    <style:style style:name="P235" style:family="paragraph" style:parent-style-name="Example">
      <style:paragraph-properties style:line-height-at-least="0.1945in" fo:keep-with-next="always"/>
      <style:text-properties officeooo:paragraph-rsid="01416667"/>
    </style:style>
    <style:style style:name="P236" style:family="paragraph" style:parent-style-name="Standard">
      <style:text-properties style:font-name="Courier1" officeooo:paragraph-rsid="01363be5"/>
    </style:style>
    <style:style style:name="P237" style:family="paragraph" style:parent-style-name="Standard">
      <style:text-properties officeooo:rsid="0147e047" officeooo:paragraph-rsid="0147e047"/>
    </style:style>
    <style:style style:name="P238" style:family="paragraph" style:parent-style-name="Body_20_first">
      <style:text-properties officeooo:rsid="002ca1cb" officeooo:paragraph-rsid="002ca1cb"/>
    </style:style>
    <style:style style:name="P239" style:family="paragraph" style:parent-style-name="Example">
      <style:text-properties officeooo:paragraph-rsid="002ca1cb"/>
    </style:style>
    <style:style style:name="P240" style:family="paragraph" style:parent-style-name="Body">
      <style:text-properties officeooo:rsid="0147e047" officeooo:paragraph-rsid="0147e047"/>
    </style:style>
    <style:style style:name="P241" style:family="paragraph" style:parent-style-name="Example">
      <style:paragraph-properties style:line-height-at-least="0.1945in"/>
      <style:text-properties fo:font-style="italic" officeooo:paragraph-rsid="0110669e" style:font-style-asian="italic"/>
    </style:style>
    <style:style style:name="P242" style:family="paragraph" style:parent-style-name="Body_20_first">
      <style:text-properties officeooo:paragraph-rsid="0124b8b3"/>
    </style:style>
    <style:style style:name="P243" style:family="paragraph" style:parent-style-name="Example">
      <style:paragraph-properties style:line-height-at-least="0.1945in"/>
      <style:text-properties officeooo:paragraph-rsid="001ad9c2"/>
    </style:style>
    <style:style style:name="P244" style:family="paragraph" style:parent-style-name="Standard">
      <style:text-properties style:font-name="Courier1" officeooo:paragraph-rsid="002b921f"/>
    </style:style>
    <style:style style:name="P245" style:family="paragraph" style:parent-style-name="Standard">
      <style:text-properties style:font-name="Courier1" officeooo:paragraph-rsid="001b7e53"/>
    </style:style>
    <style:style style:name="P246" style:family="paragraph" style:parent-style-name="Standard">
      <style:paragraph-properties style:line-height-at-least="0.1945in"/>
      <style:text-properties style:font-name="Courier1" officeooo:paragraph-rsid="011192a8"/>
    </style:style>
    <style:style style:name="P247" style:family="paragraph" style:parent-style-name="Example">
      <style:paragraph-properties style:line-height-at-least="0.1945in"/>
      <style:text-properties officeooo:rsid="001ad9c2" officeooo:paragraph-rsid="002b921f"/>
    </style:style>
    <style:style style:name="P248" style:family="paragraph" style:parent-style-name="Example">
      <style:paragraph-properties style:line-height-at-least="0.1945in"/>
      <style:text-properties officeooo:rsid="001ad9c2" officeooo:paragraph-rsid="001cf89a"/>
    </style:style>
    <style:style style:name="P249"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50" style:family="paragraph" style:parent-style-name="Example">
      <style:paragraph-properties style:line-height-at-least="0.1945in" fo:keep-with-next="always"/>
      <style:text-properties officeooo:rsid="001ad9c2" officeooo:paragraph-rsid="001cf89a"/>
    </style:style>
    <style:style style:name="P25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52" style:family="paragraph" style:parent-style-name="Example">
      <style:paragraph-properties style:line-height-at-least="0.1945in" fo:keep-with-next="always"/>
      <style:text-properties officeooo:paragraph-rsid="001ad9c2"/>
    </style:style>
    <style:style style:name="P253" style:family="paragraph" style:parent-style-name="Body_20_first">
      <style:text-properties officeooo:paragraph-rsid="004911c2"/>
    </style:style>
    <style:style style:name="P254" style:family="paragraph" style:parent-style-name="Body">
      <style:text-properties officeooo:paragraph-rsid="00eff0d8"/>
    </style:style>
    <style:style style:name="P255" style:family="paragraph" style:parent-style-name="Body">
      <style:text-properties officeooo:rsid="0040c94b" officeooo:paragraph-rsid="0040c94b"/>
    </style:style>
    <style:style style:name="P256" style:family="paragraph" style:parent-style-name="Standard">
      <style:paragraph-properties style:line-height-at-least="0.1945in"/>
      <style:text-properties style:font-name="Courier1" fo:font-style="normal" style:font-style-asian="normal" style:font-style-complex="normal"/>
    </style:style>
    <style:style style:name="P25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8" style:family="paragraph" style:parent-style-name="Body_20_first">
      <style:text-properties officeooo:paragraph-rsid="011a6360"/>
    </style:style>
    <style:style style:name="P259" style:family="paragraph" style:parent-style-name="Body_20_first">
      <style:text-properties officeooo:rsid="011a6360" officeooo:paragraph-rsid="011a6360"/>
    </style:style>
    <style:style style:name="P260" style:family="paragraph" style:parent-style-name="Standard">
      <style:text-properties style:font-name="Courier1" fo:font-style="normal" officeooo:rsid="011b5c11" officeooo:paragraph-rsid="011b5c11" style:font-style-asian="normal" style:font-style-complex="normal"/>
    </style:style>
    <style:style style:name="P261" style:family="paragraph" style:parent-style-name="Standard">
      <style:text-properties style:font-name="Courier1" fo:font-style="normal" officeooo:rsid="011b5c11" officeooo:paragraph-rsid="01545460" style:font-style-asian="normal" style:font-style-complex="normal"/>
    </style:style>
    <style:style style:name="P262" style:family="paragraph" style:parent-style-name="Index_20_Heading">
      <style:paragraph-properties fo:break-before="page"/>
    </style:style>
    <style:style style:name="P263" style:family="paragraph" style:parent-style-name="Index_20_1">
      <style:paragraph-properties>
        <style:tab-stops>
          <style:tab-stop style:position="6.8693in" style:type="right" style:leader-style="dotted" style:leader-text="."/>
        </style:tab-stops>
      </style:paragraph-properties>
    </style:style>
    <style:style style:name="P264" style:family="paragraph" style:parent-style-name="Body">
      <style:paragraph-properties style:line-height-at-least="0.1945in" fo:keep-together="always"/>
    </style:style>
    <style:style style:name="P265"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1"/>
    </style:style>
    <style:style style:name="T110" style:family="text">
      <style:text-properties style:font-name="Courier1" fo:font-style="italic" style:font-style-asian="italic" style:font-name-complex="Courier New1"/>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 style:font-name-complex="Courier New1"/>
    </style:style>
    <style:style style:name="T130" style:family="text">
      <style:text-properties officeooo:rsid="010aee04"/>
    </style:style>
    <style:style style:name="T131" style:family="text">
      <style:text-properties style:font-name-complex="Courier New1"/>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officeooo:rsid="01612b0a"/>
    </style:style>
    <style:style style:name="T146" style:family="text">
      <style:text-properties officeooo:rsid="00916107"/>
    </style:style>
    <style:style style:name="T147" style:family="text">
      <style:text-properties fo:font-style="normal" style:font-style-asian="normal" style:font-style-complex="italic"/>
    </style:style>
    <style:style style:name="T148" style:family="text">
      <style:text-properties officeooo:rsid="0094f32d"/>
    </style:style>
    <style:style style:name="T149" style:family="text">
      <style:text-properties officeooo:rsid="01458fa7"/>
    </style:style>
    <style:style style:name="T150" style:family="text">
      <style:text-properties officeooo:rsid="0149d1db"/>
    </style:style>
    <style:style style:name="T151" style:family="text">
      <style:text-properties fo:font-style="normal" officeooo:rsid="01485f8e" style:font-style-asian="normal" style:font-style-complex="normal"/>
    </style:style>
    <style:style style:name="T152" style:family="text">
      <style:text-properties fo:font-style="normal" officeooo:rsid="0149d1db" style:font-style-asian="normal" style:font-style-complex="normal"/>
    </style:style>
    <style:style style:name="T153" style:family="text">
      <style:text-properties fo:font-style="italic" officeooo:rsid="01485f8e" style:font-style-asian="italic"/>
    </style:style>
    <style:style style:name="T154" style:family="text">
      <style:text-properties officeooo:rsid="00f32e11"/>
    </style:style>
    <style:style style:name="T155" style:family="text">
      <style:text-properties officeooo:rsid="00f49c88"/>
    </style:style>
    <style:style style:name="T156" style:family="text">
      <style:text-properties officeooo:rsid="00978cd4"/>
    </style:style>
    <style:style style:name="T157" style:family="text">
      <style:text-properties fo:font-style="normal" officeooo:rsid="00978cd4" style:font-style-asian="normal" style:font-style-complex="normal"/>
    </style:style>
    <style:style style:name="T158" style:family="text">
      <style:text-properties officeooo:rsid="0099b901"/>
    </style:style>
    <style:style style:name="T159" style:family="text">
      <style:text-properties officeooo:rsid="000f7126"/>
    </style:style>
    <style:style style:name="T160" style:family="text">
      <style:text-properties officeooo:rsid="002d67a4"/>
    </style:style>
    <style:style style:name="T161" style:family="text">
      <style:text-properties fo:font-style="normal" officeooo:rsid="002d67a4" style:font-style-asian="normal" style:font-style-complex="normal"/>
    </style:style>
    <style:style style:name="T162" style:family="text">
      <style:text-properties officeooo:rsid="01178187"/>
    </style:style>
    <style:style style:name="T163" style:family="text">
      <style:text-properties fo:font-style="normal" officeooo:rsid="009e51bd" style:font-style-asian="normal" style:font-style-complex="normal"/>
    </style:style>
    <style:style style:name="T164" style:family="text">
      <style:text-properties officeooo:rsid="003a3a41"/>
    </style:style>
    <style:style style:name="T165" style:family="text">
      <style:text-properties fo:font-weight="normal" officeooo:rsid="003a3a41" style:font-weight-asian="normal" style:font-weight-complex="normal"/>
    </style:style>
    <style:style style:name="T166" style:family="text">
      <style:text-properties style:font-name="Helvetica2" fo:font-weight="normal" officeooo:rsid="003a3a41" style:font-weight-asian="normal" style:font-weight-complex="normal"/>
    </style:style>
    <style:style style:name="T167" style:family="text">
      <style:text-properties style:font-name="Helvetica2" fo:font-weight="normal" officeooo:rsid="003771f5" style:font-weight-asian="normal" style:font-weight-complex="normal"/>
    </style:style>
    <style:style style:name="T168" style:family="text">
      <style:text-properties fo:font-weight="normal" officeooo:rsid="015f5ddf" style:font-weight-asian="normal" style:font-weight-complex="normal"/>
    </style:style>
    <style:style style:name="T169" style:family="text">
      <style:text-properties style:font-name="Helvetica2" fo:font-weight="normal" officeooo:rsid="015f5ddf" style:font-weight-asian="normal" style:font-weight-complex="normal"/>
    </style:style>
    <style:style style:name="T170" style:family="text">
      <style:text-properties style:font-name="Helvetica2" fo:font-weight="normal" officeooo:rsid="003cce0d" style:font-weight-asian="normal" style:font-weight-complex="normal"/>
    </style:style>
    <style:style style:name="T171" style:family="text">
      <style:text-properties style:font-name="Helvetica2" fo:font-weight="normal" officeooo:rsid="003bb614" style:font-weight-asian="normal" style:font-weight-complex="normal"/>
    </style:style>
    <style:style style:name="T172" style:family="text">
      <style:text-properties style:font-name="Helvetica2" fo:font-weight="normal" style:font-weight-asian="normal" style:font-weight-complex="normal"/>
    </style:style>
    <style:style style:name="T173" style:family="text">
      <style:text-properties style:font-name="Helvetica2" fo:font-weight="normal" officeooo:rsid="004547bf" style:font-weight-asian="normal" style:font-weight-complex="normal"/>
    </style:style>
    <style:style style:name="T174" style:family="text">
      <style:text-properties style:font-name="Helvetica2" fo:font-weight="normal" officeooo:rsid="00465a6e" style:font-weight-asian="normal" style:font-weight-complex="normal"/>
    </style:style>
    <style:style style:name="T175" style:family="text">
      <style:text-properties style:font-name="Helvetica2" fo:font-weight="normal" officeooo:rsid="003e26a8" style:font-weight-asian="normal" style:font-weight-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a2ae7c" style:font-style-asian="normal" style:font-weight-asian="normal" style:font-style-complex="normal" style:font-weight-complex="normal"/>
    </style:style>
    <style:style style:name="T178" style:family="text">
      <style:text-properties officeooo:rsid="013d0746"/>
    </style:style>
    <style:style style:name="T179" style:family="text">
      <style:text-properties officeooo:rsid="00a2dc73"/>
    </style:style>
    <style:style style:name="T180" style:family="text">
      <style:text-properties officeooo:rsid="00a4b677"/>
    </style:style>
    <style:style style:name="T181" style:family="text">
      <style:text-properties fo:font-style="normal" officeooo:rsid="00a5b2c4" style:font-style-asian="normal" style:font-style-complex="normal"/>
    </style:style>
    <style:style style:name="T182" style:family="text">
      <style:text-properties fo:font-style="normal" officeooo:rsid="00a55ed8" style:font-style-asian="normal" style:font-style-complex="normal"/>
    </style:style>
    <style:style style:name="T183" style:family="text">
      <style:text-properties officeooo:rsid="00a55ed8"/>
    </style:style>
    <style:style style:name="T184" style:family="text">
      <style:text-properties fo:font-style="normal" officeooo:rsid="00a6c13a" style:font-style-asian="normal" style:font-style-complex="normal"/>
    </style:style>
    <style:style style:name="T185" style:family="text">
      <style:text-properties officeooo:rsid="00aee862"/>
    </style:style>
    <style:style style:name="T186" style:family="text">
      <style:text-properties fo:font-style="normal" officeooo:rsid="00b098c9" style:font-style-asian="normal" style:font-style-complex="normal"/>
    </style:style>
    <style:style style:name="T187" style:family="text">
      <style:text-properties fo:font-style="normal" officeooo:rsid="00aa946c" style:font-style-asian="normal" style:font-style-complex="normal"/>
    </style:style>
    <style:style style:name="T188" style:family="text">
      <style:text-properties fo:font-style="italic" fo:font-weight="normal" style:font-style-asian="italic" style:font-weight-asian="normal" style:font-style-complex="normal"/>
    </style:style>
    <style:style style:name="T189" style:family="text">
      <style:text-properties fo:font-style="normal" fo:font-weight="normal" officeooo:rsid="00aa946c" style:font-style-asian="normal" style:font-weight-asian="normal" style:font-style-complex="normal"/>
    </style:style>
    <style:style style:name="T190" style:family="text">
      <style:text-properties fo:font-style="italic" fo:font-weight="normal" officeooo:rsid="00aa946c" style:font-style-asian="italic" style:font-weight-asian="normal" style:font-style-complex="normal"/>
    </style:style>
    <style:style style:name="T191" style:family="text">
      <style:text-properties fo:font-style="italic" fo:font-weight="normal" style:font-style-asian="italic" style:font-weight-asian="normal"/>
    </style:style>
    <style:style style:name="T192" style:family="text">
      <style:text-properties fo:font-style="normal" officeooo:rsid="00b0f943" style:font-style-asian="normal" style:font-style-complex="normal"/>
    </style:style>
    <style:style style:name="T193" style:family="text">
      <style:text-properties fo:font-style="normal" officeooo:rsid="00acadbc" style:font-style-asian="normal" style:font-style-complex="normal"/>
    </style:style>
    <style:style style:name="T194" style:family="text">
      <style:text-properties officeooo:rsid="00256b5c"/>
    </style:style>
    <style:style style:name="T195" style:family="text">
      <style:text-properties fo:language="zxx" fo:country="none" officeooo:rsid="00256b5c"/>
    </style:style>
    <style:style style:name="T196" style:family="text">
      <style:text-properties officeooo:rsid="0025d086"/>
    </style:style>
    <style:style style:name="T197" style:family="text">
      <style:text-properties officeooo:rsid="00246ffe"/>
    </style:style>
    <style:style style:name="T198" style:family="text">
      <style:text-properties officeooo:rsid="0026a6ae"/>
    </style:style>
    <style:style style:name="T199" style:family="text">
      <style:text-properties officeooo:rsid="0027df4e"/>
    </style:style>
    <style:style style:name="T200" style:family="text">
      <style:text-properties style:font-name="Helvetica2" officeooo:rsid="0027df4e"/>
    </style:style>
    <style:style style:name="T201" style:family="text">
      <style:text-properties fo:font-style="italic" style:font-style-asian="italic" style:font-name-complex="Courier New1"/>
    </style:style>
    <style:style style:name="T202" style:family="text">
      <style:text-properties fo:font-style="italic" style:font-style-asian="italic" style:font-name-complex="Courier New1" style:font-style-complex="italic"/>
    </style:style>
    <style:style style:name="T203" style:family="text">
      <style:text-properties fo:font-weight="bold" style:font-weight-asian="bold" style:font-weight-complex="bold"/>
    </style:style>
    <style:style style:name="T204" style:family="text">
      <style:text-properties officeooo:rsid="00b21b30"/>
    </style:style>
    <style:style style:name="T205" style:family="text">
      <style:text-properties fo:font-style="italic" officeooo:rsid="00b23567" style:font-style-asian="italic"/>
    </style:style>
    <style:style style:name="T206" style:family="text">
      <style:text-properties officeooo:rsid="00b23567"/>
    </style:style>
    <style:style style:name="T207" style:family="text">
      <style:text-properties officeooo:rsid="00b2d2ee"/>
    </style:style>
    <style:style style:name="T208" style:family="text">
      <style:text-properties fo:font-style="italic" officeooo:rsid="00b2d2ee" style:font-style-asian="italic"/>
    </style:style>
    <style:style style:name="T209" style:family="text">
      <style:text-properties officeooo:rsid="00f9bfbf"/>
    </style:style>
    <style:style style:name="T210" style:family="text">
      <style:text-properties fo:font-style="normal" officeooo:rsid="00b2d2ee" style:font-style-asian="normal" style:font-style-complex="normal"/>
    </style:style>
    <style:style style:name="T211" style:family="text">
      <style:text-properties officeooo:rsid="00b62da5"/>
    </style:style>
    <style:style style:name="T212" style:family="text">
      <style:text-properties officeooo:rsid="00b810ea"/>
    </style:style>
    <style:style style:name="T213" style:family="text">
      <style:text-properties officeooo:rsid="010a1f49"/>
    </style:style>
    <style:style style:name="T214" style:family="text">
      <style:text-properties style:font-name="Courier" fo:font-weight="normal" style:font-weight-asian="normal" style:font-weight-complex="normal"/>
    </style:style>
    <style:style style:name="T215" style:family="text">
      <style:text-properties officeooo:rsid="00b90643"/>
    </style:style>
    <style:style style:name="T216" style:family="text">
      <style:text-properties officeooo:rsid="00bf4ff1"/>
    </style:style>
    <style:style style:name="T217" style:family="text">
      <style:text-properties officeooo:rsid="0164dae5"/>
    </style:style>
    <style:style style:name="T218" style:family="text">
      <style:text-properties officeooo:rsid="00c08863"/>
    </style:style>
    <style:style style:name="T219" style:family="text">
      <style:text-properties officeooo:rsid="0167e5af"/>
    </style:style>
    <style:style style:name="T220" style:family="text">
      <style:text-properties officeooo:rsid="0168cc6d"/>
    </style:style>
    <style:style style:name="T221" style:family="text">
      <style:text-properties style:font-name="Courier" officeooo:rsid="0164dae5"/>
    </style:style>
    <style:style style:name="T222" style:family="text">
      <style:text-properties officeooo:rsid="0165c905"/>
    </style:style>
    <style:style style:name="T223" style:family="text">
      <style:text-properties officeooo:rsid="0023b8dc"/>
    </style:style>
    <style:style style:name="T224" style:family="text">
      <style:text-properties officeooo:rsid="0022cf08"/>
    </style:style>
    <style:style style:name="T225" style:family="text">
      <style:text-properties officeooo:rsid="00c6a255"/>
    </style:style>
    <style:style style:name="T226" style:family="text">
      <style:text-properties officeooo:rsid="00c0ee78"/>
    </style:style>
    <style:style style:name="T227" style:family="text">
      <style:text-properties fo:font-style="normal" officeooo:rsid="00c0b43d" style:font-style-asian="normal" style:font-style-complex="normal"/>
    </style:style>
    <style:style style:name="T228" style:family="text">
      <style:text-properties officeooo:rsid="00c170d4"/>
    </style:style>
    <style:style style:name="T229" style:family="text">
      <style:text-properties officeooo:rsid="012ea51f"/>
    </style:style>
    <style:style style:name="T230" style:family="text">
      <style:text-properties officeooo:rsid="00c2e1fb"/>
    </style:style>
    <style:style style:name="T231" style:family="text">
      <style:text-properties fo:font-style="normal" officeooo:rsid="00cec9a0" style:font-style-asian="normal" style:font-style-complex="normal"/>
    </style:style>
    <style:style style:name="T232" style:family="text">
      <style:text-properties fo:font-style="normal" officeooo:rsid="00cce8ff" style:font-style-asian="normal" style:font-style-complex="normal"/>
    </style:style>
    <style:style style:name="T233" style:family="text">
      <style:text-properties officeooo:rsid="00dac5c2"/>
    </style:style>
    <style:style style:name="T234" style:family="text">
      <style:text-properties officeooo:rsid="00d94bcd"/>
    </style:style>
    <style:style style:name="T235" style:family="text">
      <style:text-properties officeooo:rsid="00d94bcd" style:font-style-complex="normal"/>
    </style:style>
    <style:style style:name="T236" style:family="text">
      <style:text-properties officeooo:rsid="00dac5c2" style:font-style-complex="normal"/>
    </style:style>
    <style:style style:name="T237" style:family="text">
      <style:text-properties fo:font-style="normal" officeooo:rsid="00dac5c2" style:font-style-asian="normal" style:font-style-complex="normal"/>
    </style:style>
    <style:style style:name="T238" style:family="text">
      <style:text-properties fo:font-style="normal" officeooo:rsid="00dc16b8" style:font-style-asian="normal" style:font-style-complex="normal"/>
    </style:style>
    <style:style style:name="T239" style:family="text">
      <style:text-properties officeooo:rsid="00d7ff06"/>
    </style:style>
    <style:style style:name="T240" style:family="text">
      <style:text-properties officeooo:rsid="00d9c110"/>
    </style:style>
    <style:style style:name="T241" style:family="text">
      <style:text-properties officeooo:rsid="00dc16b8"/>
    </style:style>
    <style:style style:name="T242" style:family="text">
      <style:text-properties fo:language="fr" fo:country="FR" fo:font-style="normal" style:font-style-asian="normal"/>
    </style:style>
    <style:style style:name="T243" style:family="text">
      <style:text-properties fo:language="fr" fo:country="FR"/>
    </style:style>
    <style:style style:name="T244" style:family="text">
      <style:text-properties fo:language="fr" fo:country="FR" officeooo:rsid="00d17fac"/>
    </style:style>
    <style:style style:name="T245" style:family="text">
      <style:text-properties officeooo:rsid="00d17fac"/>
    </style:style>
    <style:style style:name="T246" style:family="text">
      <style:text-properties style:text-underline-style="none"/>
    </style:style>
    <style:style style:name="T247" style:family="text">
      <style:text-properties fo:language="fr" fo:country="FR" fo:font-style="italic" style:font-style-asian="italic" style:font-style-complex="italic"/>
    </style:style>
    <style:style style:name="T248" style:family="text">
      <style:text-properties fo:language="fr" fo:country="FR" fo:font-style="normal" style:font-style-asian="normal" style:font-style-complex="normal"/>
    </style:style>
    <style:style style:name="T249" style:family="text">
      <style:text-properties fo:font-style="normal" officeooo:rsid="00d24c4e" style:font-style-asian="normal" style:font-style-complex="normal"/>
    </style:style>
    <style:style style:name="T250" style:family="text">
      <style:text-properties fo:language="fr" fo:country="FR" fo:font-style="normal" officeooo:rsid="00d17fac" style:font-style-asian="normal" style:font-style-complex="normal"/>
    </style:style>
    <style:style style:name="T251" style:family="text">
      <style:text-properties fo:language="fr" fo:country="FR" fo:font-style="italic" officeooo:rsid="00d17fac" style:font-style-asian="italic" style:font-style-complex="italic"/>
    </style:style>
    <style:style style:name="T252" style:family="text">
      <style:text-properties officeooo:rsid="00465a6e"/>
    </style:style>
    <style:style style:name="T253" style:family="text">
      <style:text-properties officeooo:rsid="00d24c4e"/>
    </style:style>
    <style:style style:name="T254" style:family="text">
      <style:text-properties fo:font-style="normal" officeooo:rsid="00d7764a" style:font-style-asian="normal"/>
    </style:style>
    <style:style style:name="T255" style:family="text">
      <style:text-properties officeooo:rsid="010b6fdf"/>
    </style:style>
    <style:style style:name="T256" style:family="text">
      <style:text-properties officeooo:rsid="00fbc558"/>
    </style:style>
    <style:style style:name="T257" style:family="text">
      <style:text-properties officeooo:rsid="0029cce2"/>
    </style:style>
    <style:style style:name="T258" style:family="text">
      <style:text-properties fo:font-style="italic" officeooo:rsid="00fcb8ea" style:font-style-asian="italic"/>
    </style:style>
    <style:style style:name="T259" style:family="text">
      <style:text-properties officeooo:rsid="00fcb8ea"/>
    </style:style>
    <style:style style:name="T260" style:family="text">
      <style:text-properties officeooo:rsid="0101d659"/>
    </style:style>
    <style:style style:name="T261" style:family="text">
      <style:text-properties officeooo:rsid="01708355"/>
    </style:style>
    <style:style style:name="T262" style:family="text">
      <style:text-properties officeooo:rsid="01052c6d"/>
    </style:style>
    <style:style style:name="T263" style:family="text">
      <style:text-properties officeooo:rsid="010d4549"/>
    </style:style>
    <style:style style:name="T264" style:family="text">
      <style:text-properties officeooo:rsid="010e418f"/>
    </style:style>
    <style:style style:name="T265" style:family="text">
      <style:text-properties fo:font-style="normal" officeooo:rsid="010e418f" style:font-style-asian="normal" style:font-style-complex="normal"/>
    </style:style>
    <style:style style:name="T266" style:family="text">
      <style:text-properties fo:font-style="normal" officeooo:rsid="01363be5" style:font-style-asian="normal" style:font-style-complex="normal"/>
    </style:style>
    <style:style style:name="T267" style:family="text">
      <style:text-properties fo:font-style="normal" officeooo:rsid="0147e047" style:font-style-asian="normal" style:font-style-complex="normal"/>
    </style:style>
    <style:style style:name="T268" style:family="text">
      <style:text-properties officeooo:rsid="01416667"/>
    </style:style>
    <style:style style:name="T269" style:family="text">
      <style:text-properties officeooo:rsid="0142e1d2"/>
    </style:style>
    <style:style style:name="T270" style:family="text">
      <style:text-properties officeooo:rsid="010fd4d2"/>
    </style:style>
    <style:style style:name="T271" style:family="text">
      <style:text-properties officeooo:rsid="010fd913"/>
    </style:style>
    <style:style style:name="T272" style:family="text">
      <style:text-properties fo:font-style="normal" officeooo:rsid="0110669e" style:font-style-asian="normal" style:font-style-complex="normal"/>
    </style:style>
    <style:style style:name="T273" style:family="text">
      <style:text-properties officeooo:rsid="0124b8b3"/>
    </style:style>
    <style:style style:name="T274" style:family="text">
      <style:text-properties fo:font-style="italic" officeooo:rsid="0124b8b3" style:font-style-asian="italic" style:font-style-complex="italic"/>
    </style:style>
    <style:style style:name="T275" style:family="text">
      <style:text-properties officeooo:rsid="001ad9c2"/>
    </style:style>
    <style:style style:name="T276" style:family="text">
      <style:text-properties officeooo:rsid="001b7e53"/>
    </style:style>
    <style:style style:name="T277" style:family="text">
      <style:text-properties officeooo:rsid="002b921f"/>
    </style:style>
    <style:style style:name="T278" style:family="text">
      <style:text-properties fo:font-style="italic" officeooo:rsid="002b921f" style:font-style-asian="italic" style:font-style-complex="italic"/>
    </style:style>
    <style:style style:name="T279" style:family="text">
      <style:text-properties fo:font-style="italic" officeooo:rsid="001ad9c2" style:font-style-asian="italic" style:font-style-complex="italic"/>
    </style:style>
    <style:style style:name="T280" style:family="text">
      <style:text-properties fo:font-style="normal" officeooo:rsid="001b7e53" style:font-style-asian="normal" style:font-style-complex="normal"/>
    </style:style>
    <style:style style:name="T281" style:family="text">
      <style:text-properties fo:font-style="normal" officeooo:rsid="002b921f" style:font-style-asian="normal" style:font-style-complex="normal"/>
    </style:style>
    <style:style style:name="T282" style:family="text">
      <style:text-properties style:font-name="Courier1" fo:font-style="normal" officeooo:rsid="001b7e53" style:font-style-asian="normal" style:font-style-complex="normal"/>
    </style:style>
    <style:style style:name="T283" style:family="text">
      <style:text-properties style:font-name="Courier1" fo:font-style="italic" officeooo:rsid="001ad9c2" style:font-style-asian="italic" style:font-style-complex="italic"/>
    </style:style>
    <style:style style:name="T284" style:family="text">
      <style:text-properties style:font-name="Courier1" fo:font-style="normal" style:font-style-asian="normal" style:font-style-complex="normal"/>
    </style:style>
    <style:style style:name="T285" style:family="text">
      <style:text-properties style:font-name="Courier1" fo:font-style="italic" style:font-style-asian="italic"/>
    </style:style>
    <style:style style:name="T286" style:family="text">
      <style:text-properties officeooo:rsid="011192a8"/>
    </style:style>
    <style:style style:name="T287" style:family="text">
      <style:text-properties fo:font-weight="normal" officeooo:rsid="001ad9c2" style:font-weight-asian="normal" style:font-weight-complex="normal"/>
    </style:style>
    <style:style style:name="T288" style:family="text">
      <style:text-properties fo:font-style="italic" officeooo:rsid="001e1c8c" style:font-style-asian="italic" style:font-style-complex="italic"/>
    </style:style>
    <style:style style:name="T289" style:family="text">
      <style:text-properties officeooo:rsid="001e1c8c"/>
    </style:style>
    <style:style style:name="T290" style:family="text">
      <style:text-properties officeooo:rsid="001fa067"/>
    </style:style>
    <style:style style:name="T291" style:family="text">
      <style:text-properties officeooo:rsid="00ee37a1"/>
    </style:style>
    <style:style style:name="T292" style:family="text">
      <style:text-properties style:font-name="Courier1" officeooo:rsid="001adaad"/>
    </style:style>
    <style:style style:name="T293" style:family="text">
      <style:text-properties style:font-name="Courier1" officeooo:rsid="004a3f92"/>
    </style:style>
    <style:style style:name="T294" style:family="text">
      <style:text-properties officeooo:rsid="004a3f92"/>
    </style:style>
    <style:style style:name="T295" style:family="text">
      <style:text-properties officeooo:rsid="00eff0d8"/>
    </style:style>
    <style:style style:name="T296" style:family="text">
      <style:text-properties officeooo:rsid="00ed9341"/>
    </style:style>
    <style:style style:name="T297" style:family="text">
      <style:text-properties style:font-name="Courier1" officeooo:rsid="002059c9"/>
    </style:style>
    <style:style style:name="T298" style:family="text">
      <style:text-properties officeooo:rsid="00216b71"/>
    </style:style>
    <style:style style:name="T299" style:family="text">
      <style:text-properties style:font-name="Courier1" officeooo:rsid="00216b71"/>
    </style:style>
    <style:style style:name="T300" style:family="text">
      <style:text-properties officeooo:rsid="001adaad"/>
    </style:style>
    <style:style style:name="T301" style:family="text">
      <style:text-properties officeooo:rsid="0111f81b"/>
    </style:style>
    <style:style style:name="T302" style:family="text">
      <style:text-properties officeooo:rsid="0155630a"/>
    </style:style>
    <style:style style:name="T303" style:family="text">
      <style:text-properties fo:font-style="italic" officeooo:rsid="011a6360" style:font-style-asian="italic" style:font-style-complex="italic"/>
    </style:style>
    <style:style style:name="T304" style:family="text">
      <style:text-properties fo:font-style="normal" officeooo:rsid="01190d55" style:font-style-asian="normal" style:font-style-complex="normal"/>
    </style:style>
    <style:style style:name="T305" style:family="text">
      <style:text-properties fo:font-style="normal" officeooo:rsid="01545460" style:font-style-asian="normal" style:font-style-complex="normal"/>
    </style:style>
    <style:style style:name="T306" style:family="text">
      <style:text-properties officeooo:rsid="01545460"/>
    </style:style>
    <style:style style:name="T307" style:family="text">
      <style:text-properties fo:font-style="italic" officeooo:rsid="011a6360" style:font-style-asian="italic"/>
    </style:style>
    <style:style style:name="T308" style:family="text">
      <style:text-properties fo:font-style="normal" officeooo:rsid="011a6360" style:font-style-asian="normal" style:font-style-complex="normal"/>
    </style:style>
    <style:style style:name="T309" style:family="text">
      <style:text-properties fo:font-style="italic" officeooo:rsid="011a6360" style:font-style-asian="italic" style:font-style-complex="normal"/>
    </style:style>
    <style:style style:name="T310" style:family="text">
      <style:text-properties officeooo:rsid="0152d532"/>
    </style:style>
    <style:style style:name="T311" style:family="text">
      <style:text-properties fo:font-style="normal" fo:font-weight="bold" style:font-style-asian="normal" style:font-weight-asian="bold" style:font-weight-complex="bold"/>
    </style:style>
    <style:style style:name="T312" style:family="text">
      <style:text-properties officeooo:rsid="015c4d1b"/>
    </style:style>
    <style:style style:name="T313"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9090460400"/><text:alphabetical-index-mark-start text:id="IMark19090692480"/><text:alphabetical-index-mark-start text:id="IMark19090684160"/><text:alphabetical-index-mark-start text:id="IMark19090682592"/>Command Line Arguments<text:bookmark-end text:name="__RefHeading___Toc42579_2528141652"/><text:alphabetical-index-mark-end text:id="IMark19090682592"/><text:alphabetical-index-mark-end text:id="IMark19090684160"/><text:alphabetical-index-mark-end text:id="IMark19090692480"/><text:alphabetical-index-mark-end text:id="IMark19090460400"/></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9090495632"/>Example Command Scripts<text:bookmark-end text:name="__RefHeading___Toc42581_2528141652"/><text:alphabetical-index-mark-end text:id="IMark19090495632"/></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9090676320"/>Timing Analysis <text:span text:style-name="T6">using SDF</text:span><text:bookmark-end text:name="__RefHeading___Toc42599_2528141652"/><text:alphabetical-index-mark-end text:id="IMark1909067632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9090495632"/><text:span text:style-name="T2">Timing Analysis </text:span><text:span text:style-name="T6">with Multiple Process Corners</text:span><text:bookmark-end text:name="__RefHeading___Toc42601_2528141652"/><text:alphabetical-index-mark-end text:id="IMark19090495632"/></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9090508688"/>Power Analysis<text:bookmark-end text:name="__RefHeading___Toc42583_2528141652"/><text:alphabetical-index-mark-end text:id="IMark19090508688"/></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9090508688"/>TCL Interpreter<text:bookmark-end text:name="__RefHeading___Toc42585_2528141652"/><text:alphabetical-index-mark-end text:id="IMark1909050868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9090676320"/><text:span text:style-name="Default_20_Paragraph_20_Font"><text:span text:style-name="T17">redirection</text:span></text:span><text:alphabetical-index-mark-end text:id="IMark19090676320"/><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9090508688"/>Commands<text:bookmark-end text:name="__RefHeading___Toc42587_2528141652"/><text:alphabetical-index-mark-end text:id="IMark1909050868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9090678592"/><text:span text:style-name="Command_20_Heading">all_clocks</text:span><text:alphabetical-index-mark-end text:id="IMark19090678592"/></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9090678592"/><text:span text:style-name="Command_20_Heading">all_inputs</text:span><text:alphabetical-index-mark-end text:id="IMark19090678592"/></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9090678592"/><text:span text:style-name="Command_20_Heading">all_outputs</text:span><text:alphabetical-index-mark-end text:id="IMark19090678592"/></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9090678592"/><text:span text:style-name="Command_20_Heading">all_registers</text:span><text:alphabetical-index-mark-end text:id="IMark19090678592"/></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9090678592"/><text:span text:style-name="Command_20_Heading">check_setup</text:span><text:alphabetical-index-mark-end text:id="IMark1909067859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9090573008"/><text:span text:style-name="Command_20_Heading">connect_pin</text:span><text:alphabetical-index-mark-end text:id="IMark19090573008"/></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9090452832"/><text:span text:style-name="Command_20_Heading">create_generated_clock</text:span><text:alphabetical-index-mark-end text:id="IMark19090452832"/></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9090690944"/><text:span text:style-name="Command_20_Heading">create_voltage_area</text:span><text:alphabetical-index-mark-end text:id="IMark19090690944"/></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9090678496"/><text:span text:style-name="Command_20_Heading">current_design</text:span><text:alphabetical-index-mark-end text:id="IMark19090678496"/></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9090568464"/><text:span text:style-name="Command_20_Heading">current_instance</text:span><text:alphabetical-index-mark-end text:id="IMark19090568464"/></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9090678848"/><text:span text:style-name="Command_20_Heading">define_corners</text:span><text:alphabetical-index-mark-end text:id="IMark19090678848"/></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9090568480"/><text:span text:style-name="Command_20_Heading">delete_clock</text:span><text:alphabetical-index-mark-end text:id="IMark19090568480"/></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9090690736"/><text:span text:style-name="Command_20_Heading">delete_from_list</text:span><text:alphabetical-index-mark-end text:id="IMark19090690736"/></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090690704"/><text:span text:style-name="Command_20_Heading">delete_generated_clock</text:span><text:alphabetical-index-mark-end text:id="IMark19090690704"/></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090686672"/><text:span text:style-name="Command_20_Heading">delete_instance</text:span><text:alphabetical-index-mark-end text:id="IMark19090686672"/></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090686672"/><text:span text:style-name="Command_20_Heading">delete_net</text:span><text:alphabetical-index-mark-end text:id="IMark19090686672"/></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9090678432"/><text:span text:style-name="Command_20_Heading">disconnect_pin</text:span><text:alphabetical-index-mark-end text:id="IMark19090678432"/></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9090453168"/><text:span text:style-name="Command_20_Heading">elapsed_run_time</text:span><text:alphabetical-index-mark-end text:id="IMark19090453168"/></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9090611168"/><text:span text:style-name="Command_20_Heading">find_timing_paths</text:span><text:alphabetical-index-mark-end text:id="IMark19090611168"/></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9090611216"/><text:span text:style-name="Command_20_Heading">get_cells</text:span><text:alphabetical-index-mark-end text:id="IMark19090611216"/></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9090454352"/><text:span text:style-name="Command_20_Heading">get_clocks</text:span><text:alphabetical-index-mark-end text:id="IMark19090454352"/></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9090454352"/><text:span text:style-name="Command_20_Heading">get_fanin</text:span><text:alphabetical-index-mark-end text:id="IMark19090454352"/></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9090568480"/><text:span text:style-name="Command_20_Heading">get_fanout</text:span><text:alphabetical-index-mark-end text:id="IMark19090568480"/></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9090680960"/><text:span text:style-name="Command_20_Heading">get_full_name</text:span><text:alphabetical-index-mark-end text:id="IMark19090680960"/></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9090680960"/><text:span text:style-name="Command_20_Heading">get_lib_pins</text:span><text:alphabetical-index-mark-end text:id="IMark19090680960"/></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090680960"/><text:span text:style-name="Command_20_Heading">get_libs</text:span><text:alphabetical-index-mark-end text:id="IMark19090680960"/></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090679632"/><text:span text:style-name="Command_20_Heading">get_nets</text:span><text:alphabetical-index-mark-end text:id="IMark19090679632"/></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9090680800"/><text:span text:style-name="Command_20_Heading">get_name</text:span><text:alphabetical-index-mark-end text:id="IMark19090680800"/></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9090568304"/><text:span text:style-name="Command_20_Heading">get_pins</text:span><text:alphabetical-index-mark-end text:id="IMark19090568304"/></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9090689920"/><text:span text:style-name="Command_20_Heading">get_ports</text:span><text:alphabetical-index-mark-end text:id="IMark19090689920"/></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9090689936"/><text:span text:style-name="Command_20_Heading">get_property</text:span><text:alphabetical-index-mark-end text:id="IMark19090689936"/></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090680864"/><text:span text:style-name="Command_20_Heading">get_timing_edges</text:span><text:alphabetical-index-mark-end text:id="IMark19090680864"/></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9090671648"/><text:span text:style-name="Command_20_Heading">group_path</text:span><text:alphabetical-index-mark-end text:id="IMark19090671648"/></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9090453088"/><text:span text:style-name="Command_20_Heading">link_design</text:span><text:alphabetical-index-mark-end text:id="IMark19090453088"/></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9090697760"/><text:span text:style-name="Command_20_Heading">make_instance</text:span><text:alphabetical-index-mark-end text:id="IMark19090697760"/></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9090698064"/><text:span text:style-name="Command_20_Heading">make_net</text:span><text:alphabetical-index-mark-end text:id="IMark19090698064"/></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9090698272"/><text:span text:style-name="Command_20_Heading">read_liberty</text:span><text:alphabetical-index-mark-end text:id="IMark19090698272"/></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9090459264"/><text:span text:style-name="Command_20_Heading">read_</text:span><text:span text:style-name="Command_20_Heading"><text:span text:style-name="T100">saif</text:span></text:span><text:alphabetical-index-mark-end text:id="IMark19090459264"/></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9090699264"/><text:span text:style-name="Command_20_Heading">read_sdc</text:span><text:alphabetical-index-mark-end text:id="IMark19090699264"/></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9090699600"/><text:span text:style-name="Command_20_Heading">read_sdf</text:span><text:alphabetical-index-mark-end text:id="IMark19090699600"/></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9090697072"/><text:span text:style-name="Command_20_Heading">read_spef</text:span><text:alphabetical-index-mark-end text:id="IMark19090697072"/></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9090696592"/>SPEF<text:alphabetical-index-mark-end text:id="IMark19090696592"/>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9090699344"/><text:span text:style-name="Command_20_Heading">read_</text:span><text:span text:style-name="Command_20_Heading"><text:span text:style-name="T124">vcd</text:span></text:span><text:alphabetical-index-mark-end text:id="IMark19090699344"/></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9090688592"/><text:span text:style-name="Command_20_Heading">read_verilog</text:span><text:alphabetical-index-mark-end text:id="IMark19090688592"/></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9090459216"/>verilog netlist<text:alphabetical-index-mark-end text:id="IMark19090459216"/>.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090701568"/><text:span text:style-name="Command_20_Heading">replace_cell</text:span><text:alphabetical-index-mark-end text:id="IMark19090701568"/></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090673456"/><text:span text:style-name="Command_20_Heading">report_annotated_check</text:span><text:alphabetical-index-mark-end text:id="IMark19090673456"/></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9090700912"/><text:span text:style-name="Command_20_Heading">report_annotated_delay</text:span><text:alphabetical-index-mark-end text:id="IMark19090700912"/></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9090700128"/><text:span text:style-name="Command_20_Heading">report_checks</text:span><text:alphabetical-index-mark-end text:id="IMark19090700128"/></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path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path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ext:soft-page-break/>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capacitance|slew|input_pins|nets|fanout</text:span><text:span text:style-name="Default_20_Paragraph_20_Font"><text:span text:style-name="T145">|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6">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090703648"/><text:span text:style-name="Command_20_Heading">report_check_types</text:span><text:alphabetical-index-mark-end text:id="IMark1909070364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7">-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8">slack_only</text:span></text:p>
          </table:table-cell>
          <table:table-cell table:style-name="Table59.A2" office:value-type="string">
            <text:p text:style-name="P40"><text:span text:style-name="Default_20_Paragraph_20_Font"><text:span text:style-name="T148">R</text:span></text:span><text:span text:style-name="Default_20_Paragraph_20_Font">eport the minumum slack for each </text:span><text:span text:style-name="Default_20_Paragraph_20_Font"><text:span text:style-name="T148">timing </text:span></text:span><text:span text:style-name="Default_20_Paragraph_20_Font">check.</text:span></text:p>
          </table:table-cell>
        </table:table-row>
        <table:table-row table:style-name="Table59.1">
          <table:table-cell table:style-name="Table59.A2" office:value-type="string">
            <text:p text:style-name="P29">-format <text:span text:style-name="T148">end</text:span></text:p>
          </table:table-cell>
          <table:table-cell table:style-name="Table59.A2" office:value-type="string">
            <text:p text:style-name="Example"><text:span text:style-name="Default_20_Paragraph_20_Font"><text:span text:style-name="T148">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9090673376"/><text:alphabetical-index-mark-start text:id="IMark19090709056"/><text:span text:style-name="Command_20_Heading">report_clock_</text:span><text:span text:style-name="Command_20_Heading"><text:span text:style-name="T149">latency</text:span></text:span><text:alphabetical-index-mark-end text:id="IMark19090709056"/><text:alphabetical-index-mark-end text:id="IMark19090673376"/></text:p>
          </table:table-cell>
          <table:table-cell table:style-name="Table142.A1" office:value-type="string">
            <text:p text:style-name="P123">[-clock <text:span text:style-name="T1">clocks</text:span>]<text:line-break/><text:span text:style-name="T150">[</text:span><text:span text:style-name="T151">-include_internal_latency</text:span><text:span text:style-name="T152">]</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9090706384"/><text:span text:style-name="Command_20_Heading">report_clock_min_period</text:span><text:alphabetical-index-mark-end text:id="IMark19090706384"/></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8">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9090702352"/><text:span text:style-name="Command_20_Heading">report_clock_properties</text:span><text:alphabetical-index-mark-end text:id="IMark19090702352"/></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9090708304"/><text:alphabetical-index-mark-start text:id="IMark19090708752"/><text:span text:style-name="Command_20_Heading">report_clock_skew</text:span><text:alphabetical-index-mark-end text:id="IMark19090708752"/><text:alphabetical-index-mark-end text:id="IMark19090708304"/></text:p>
          </table:table-cell>
          <table:table-cell table:style-name="Table157.A1" office:value-type="string">
            <text:p text:style-name="P130">[-setup|-hold]<text:line-break/>[-clock <text:span text:style-name="T1">clocks</text:span>]<text:span text:style-name="T153"><text:line-break/></text:span><text:span text:style-name="T151">[-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4">every</text:span> source and target register <text:span text:style-name="T155">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090707440"/><text:span text:style-name="Command_20_Heading">report_dcalc</text:span><text:alphabetical-index-mark-end text:id="IMark19090707440"/></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6">Report delay calculations for timing arcs from instance input pin </text:span></text:span><text:span text:style-name="Command_20_Argument"><text:span text:style-name="T156">from_pin</text:span></text:span><text:span text:style-name="Default_20_Paragraph_20_Font">.</text:span></text:p>
          </table:table-cell>
        </table:table-row>
        <table:table-row table:style-name="Table60.1">
          <table:table-cell table:style-name="Table60.A2" office:value-type="string">
            <text:p text:style-name="P33"><text:span text:style-name="T157">-to </text:span>to_pin</text:p>
          </table:table-cell>
          <table:table-cell table:style-name="Table60.A2" office:value-type="string">
            <text:p text:style-name="P134"><text:span text:style-name="Default_20_Paragraph_20_Font"><text:span text:style-name="T156">Report delay calculations for timing arcs to instance output pin to</text:span></text:span><text:span text:style-name="Command_20_Argument"><text:span text:style-name="T156">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8">min</text:span></text:p>
          </table:table-cell>
          <table:table-cell table:style-name="Table60.A2" office:value-type="string">
            <text:p text:style-name="P135"><text:span text:style-name="Default_20_Paragraph_20_Font"><text:span text:style-name="T158">Report delay calculation for min delays.</text:span></text:span></text:p>
          </table:table-cell>
        </table:table-row>
        <table:table-row table:style-name="Table60.1">
          <table:table-cell table:style-name="Table60.A2" office:value-type="string">
            <text:p text:style-name="P47">-<text:span text:style-name="T158">max</text:span></text:p>
          </table:table-cell>
          <table:table-cell table:style-name="Table60.A2" office:value-type="string">
            <text:p text:style-name="P135"><text:span text:style-name="Default_20_Paragraph_20_Font"><text:span text:style-name="T158">Report delay calculation for max delays.</text:span></text:span></text:p>
          </table:table-cell>
        </table:table-row>
        <table:table-row table:style-name="Table60.1">
          <table:table-cell table:style-name="Table60.A2" office:value-type="string">
            <text:p text:style-name="P35"><text:span text:style-name="T21">-</text:span><text:span text:style-name="T157">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9090708352"/><text:span text:style-name="Command_20_Heading">report_disabled_edges</text:span><text:alphabetical-index-mark-end text:id="IMark19090708352"/></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9090709184"/><text:span text:style-name="Command_20_Heading">report_instance</text:span><text:alphabetical-index-mark-end text:id="IMark19090709184"/></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9090710416"/><text:span text:style-name="Command_20_Heading">report_lib_cell</text:span><text:alphabetical-index-mark-end text:id="IMark19090710416"/></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9090710624"/><text:span text:style-name="Command_20_Heading">report_net</text:span><text:alphabetical-index-mark-end text:id="IMark19090710624"/></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19090710672"/><text:span text:style-name="Command_20_Heading">report_</text:span><text:span text:style-name="Command_20_Heading"><text:span text:style-name="T160">parasitic_annotation</text:span></text:span><text:alphabetical-index-mark-end text:id="IMark19090710672"/></text:p>
          </table:table-cell>
          <table:table-cell table:style-name="Table127.A1" office:value-type="string">
            <text:p text:style-name="P140"><text:span text:style-name="T161">[-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9090693392"/><text:span text:style-name="Command_20_Heading">report_power</text:span><text:alphabetical-index-mark-end text:id="IMark19090693392"/></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2">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3">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4">The </text:span><text:span text:style-name="Command_20_Heading"><text:span text:style-name="T16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6">T</text:span></text:span><text:span text:style-name="Command_20_Heading"><text:span text:style-name="T167">he </text:span></text:span><text:span text:style-name="Command_20_Heading"><text:span text:style-name="T104">read_</text:span></text:span><text:span text:style-name="Command_20_Heading"><text:span text:style-name="T168">vcd or read_saif</text:span></text:span><text:span text:style-name="Command_20_Heading"><text:span text:style-name="T104"> </text:span></text:span><text:span text:style-name="Command_20_Heading"><text:span text:style-name="T167">command</text:span></text:span><text:span text:style-name="Command_20_Heading"><text:span text:style-name="T169">s</text:span></text:span><text:span text:style-name="Command_20_Heading"><text:span text:style-name="T167"> can be used to read activities </text:span></text:span><text:span text:style-name="Command_20_Heading"><text:span text:style-name="T170">from</text:span></text:span><text:span text:style-name="Command_20_Heading"><text:span text:style-name="T167"> a file </text:span></text:span><text:span text:style-name="Command_20_Heading"><text:span text:style-name="T166">based on </text:span></text:span><text:span text:style-name="Command_20_Heading"><text:span text:style-name="T171">simulation. If no simulation activities are available,</text:span></text:span> the <text:span text:style-name="Command_20_Heading"><text:span text:style-name="T126">set_power_activity</text:span></text:span><text:span text:style-name="Command_20_Heading"><text:span text:style-name="T172"> command </text:span></text:span><text:span text:style-name="Command_20_Heading"><text:span text:style-name="T171">should be used</text:span></text:span><text:span text:style-name="Command_20_Heading"><text:span text:style-name="T172"> to set </text:span></text:span><text:span text:style-name="Command_20_Heading"><text:span text:style-name="T170">the </text:span></text:span><text:span text:style-name="Command_20_Heading"><text:span text:style-name="T172">activit</text:span></text:span><text:span text:style-name="Command_20_Heading"><text:span text:style-name="T170">y</text:span></text:span><text:span text:style-name="Command_20_Heading"><text:span text:style-name="T172"> of input ports or pins in the design. </text:span></text:span><text:span text:style-name="Command_20_Heading"><text:span text:style-name="T173">The default input activity and duty </text:span></text:span><text:span text:style-name="Command_20_Heading"><text:span text:style-name="T174">for inputs </text:span></text:span><text:span text:style-name="Command_20_Heading"><text:span text:style-name="T173">are 0.1 and 0.5 respectively. </text:span></text:span><text:span text:style-name="Command_20_Heading"><text:span text:style-name="T172">The activities are propagated </text:span></text:span><text:span text:style-name="Command_20_Heading"><text:span text:style-name="T175">from annotated input ports or pins </text:span></text:span><text:span text:style-name="Command_20_Heading"><text:span text:style-name="T17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9090693728"/><text:span text:style-name="Command_20_Heading">report_pulse_width_checks</text:span><text:alphabetical-index-mark-end text:id="IMark19090693728"/></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6">-</text:span><text:span text:style-name="T177">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9090708224"/><text:span text:style-name="Command_20_Heading">report_</text:span><text:span text:style-name="Command_20_Heading"><text:span text:style-name="T178">slews</text:span></text:span><text:alphabetical-index-mark-end text:id="IMark19090708224"/></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9090694400"/><text:span text:style-name="Command_20_Heading">report_units</text:span><text:alphabetical-index-mark-end text:id="IMark19090694400"/></text:p>
          </table:table-cell>
          <table:table-cell table:style-name="Table152.A1" office:value-type="string">
            <text:p text:style-name="P29"><text:span text:style-name="Command_20_Argument"/></text:p>
          </table:table-cell>
        </table:table-row>
      </table:table>
      <text:p text:style-name="Body_20_first">Report the <text:span text:style-name="T179">units used for </text:span>command <text:span text:style-name="T179">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9090694592"/><text:span text:style-name="Command_20_Heading">report_worst_slack</text:span><text:alphabetical-index-mark-end text:id="IMark19090694592"/></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9090694592"/><text:span text:style-name="Command_20_Heading">set_assigned_check</text:span><text:alphabetical-index-mark-end text:id="IMark19090694592"/></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0">Annotate setup</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0">Annotate hold</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0">Annotate recovery</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0">Annotate removal</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1">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3">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9090710000"/><text:span text:style-name="Command_20_Heading">set_assigned_delay</text:span><text:alphabetical-index-mark-end text:id="IMark19090710000"/></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1">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9090694144"/><text:span text:style-name="Command_20_Heading">set_assigned_transition</text:span><text:alphabetical-index-mark-end text:id="IMark19090694144"/></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9090711296"/><text:span text:style-name="Command_20_Heading">set_case_analysis</text:span><text:alphabetical-index-mark-end text:id="IMark19090711296"/></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9090677216"/><text:span text:style-name="Command_20_Heading">set_clock_gating_check</text:span><text:alphabetical-index-mark-end text:id="IMark19090677216"/></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6">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6">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9090677264"/><text:span text:style-name="Command_20_Heading">set_clock_groups</text:span><text:alphabetical-index-mark-end text:id="IMark19090677264"/></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7">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090712672"/><text:span text:style-name="Command_20_Heading">set_clock_latency</text:span><text:alphabetical-index-mark-end text:id="IMark19090712672"/></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8">-</text:span></text:span><text:span text:style-name="Command_20_Heading"><text:span text:style-name="T189">clo</text:span></text:span><text:span text:style-name="Command_20_Heading"><text:span text:style-name="T190">ck </text:span></text:span><text:span text:style-name="Command_20_Heading"><text:span text:style-name="T191">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9090677056"/><text:span text:style-name="Command_20_Heading">set_clock_transition</text:span><text:alphabetical-index-mark-end text:id="IMark19090677056"/></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text:span></text:span><text:span text:style-name="Default_20_Paragraph_20_Font"><text:span text:style-name="T192">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090676752"/><text:span text:style-name="Command_20_Heading">set_clock_uncertainty</text:span><text:alphabetical-index-mark-end text:id="IMark19090676752"/></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3">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3">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6">fall</text:span></text:span><text:span text:style-name="Default_20_Paragraph_20_Font"><text:span text:style-name="T195">_to</text:span></text:span><text:span text:style-name="Default_20_Paragraph_20_Font"><text:span text:style-name="T194">.</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setup check</text:span><text:span text:style-name="Default_20_Paragraph_20_Font"><text:span text:style-name="T197">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hold </text:span><text:span text:style-name="Default_20_Paragraph_20_Font"><text:span text:style-name="T197">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8">The uncertainty for a clock can be specified on its source pin or port, or the clock itself. </text:span></text:p>
      <text:p text:style-name="P160"><text:span text:style-name="Command">set_clock_uncertainty .</text:span><text:span text:style-name="Command"><text:span text:style-name="T198">1 [get_clock clk1]</text:span></text:span></text:p>
      <text:p text:style-name="P161"><text:span text:style-name="T198">Inter-clock uncertainty between the source and target clocks of timing checks is specified with the ‑</text:span><text:span text:style-name="Command"><text:span text:style-name="T198">from|‑rise_from|-fall_from</text:span></text:span><text:span text:style-name="T198"> </text:span><text:span text:style-name="T199">and</text:span><text:span text:style-name="T198"> ‑</text:span><text:span text:style-name="T199">to</text:span><text:span text:style-name="Command"><text:span text:style-name="T198">|‑rise_</text:span></text:span><text:span text:style-name="Command"><text:span text:style-name="T199">to</text:span></text:span><text:span text:style-name="Command"><text:span text:style-name="T198">|-fall_</text:span></text:span><text:span text:style-name="Command"><text:span text:style-name="T199">to</text:span></text:span><text:span text:style-name="T198"> arguments .</text:span></text:p>
      <text:p text:style-name="P160"><text:soft-page-break/><text:span text:style-name="Command">set_clock_uncertainty -</text:span><text:span text:style-name="Command"><text:span text:style-name="T198">from [get_clock clk1] -to [get_clocks clk2] </text:span></text:span><text:span text:style-name="Command">.</text:span><text:span text:style-name="Command"><text:span text:style-name="T198">1</text:span></text:span></text:p>
      <text:p text:style-name="P161"><text:span text:style-name="Command"><text:span text:style-name="T200">The following commands are equivalent.</text:span></text:span></text:p>
      <text:p text:style-name="P162"><text:span text:style-name="Command"><text:span text:style-name="T199">set_clock_uncertainty -</text:span></text:span><text:span text:style-name="Command"><text:span text:style-name="T198">from [get_clock clk1] -</text:span></text:span><text:span text:style-name="Command"><text:span text:style-name="T199">rise_</text:span></text:span><text:span text:style-name="Command"><text:span text:style-name="T198">to [get_clocks clk2] </text:span></text:span><text:span text:style-name="Command"><text:span text:style-name="T199">.</text:span></text:span><text:span text:style-name="Command"><text:span text:style-name="T198">1<text:line-break/></text:span></text:span><text:span text:style-name="Command">set_clock_uncertainty -</text:span><text:span text:style-name="Command"><text:span text:style-name="T198">from [get_clock clk1] -to [get_clocks clk2] -</text:span></text:span><text:span text:style-name="Command"><text:span text:style-name="T199">rise </text:span></text:span><text:span text:style-name="Command">.</text:span><text:span text:style-name="Command"><text:span text:style-name="T198">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9090714832"/><text:span text:style-name="Command_20_Heading">set_cmd_units</text:span><text:alphabetical-index-mark-end text:id="IMark19090714832"/></text:p>
          </table:table-cell>
          <table:table-cell table:style-name="Table76.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3">'</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9090714192"/><text:span text:style-name="Command_20_Heading">set_data_check</text:span><text:alphabetical-index-mark-end text:id="IMark19090714192"/></text:p>
          </table:table-cell>
          <table:table-cell table:style-name="Table79.A1" office:value-type="string">
            <text:p text:style-name="P166">[-from<text:span text:style-name="T204">|-rise_from|-fall_from</text:span> <text:span text:style-name="T23">from_</text:span><text:span text:style-name="T205">pin</text:span>]<text:line-break/>[-to<text:span text:style-name="T204">|-rise_to|-fall_to</text:span> <text:span text:style-name="T23">to_</text:span><text:span text:style-name="T205">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6">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6">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9090529424"/><text:alphabetical-index-mark-start text:id="IMark19090530608"/><text:span text:style-name="Command_20_Heading">set_disable_inferred_clock_gating</text:span><text:alphabetical-index-mark-end text:id="IMark19090530608"/><text:alphabetical-index-mark-end text:id="IMark19090529424"/></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090714064"/><text:span text:style-name="Command_20_Heading">set_disable_timing</text:span><text:alphabetical-index-mark-end text:id="IMark19090714064"/></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6">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090530256"/><text:span text:style-name="Command_20_Heading">set_drive</text:span><text:alphabetical-index-mark-end text:id="IMark19090530256"/></text:p>
          </table:table-cell>
          <table:table-cell table:style-name="Table82.A1" office:value-type="string">
            <text:p text:style-name="P29">[-rise]<text:line-break/>[-fall]<text:line-break/>[-max]<text:line-break/>[-min]<text:span text:style-name="T23"><text:line-break/>resistance<text:line-break/>port</text:span><text:span text:style-name="T205">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7">Set the</text:span></text:span><text:span text:style-name="Default_20_Paragraph_20_Font"> max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7">Set the</text:span></text:span><text:span text:style-name="Default_20_Paragraph_20_Font"> m</text:span><text:span text:style-name="Default_20_Paragraph_20_Font"><text:span text:style-name="T207">in</text:span></text:span><text:span text:style-name="Default_20_Paragraph_20_Font">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6">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090530416"/><text:span text:style-name="Command_20_Heading">set_driving_cell</text:span><text:alphabetical-index-mark-end text:id="IMark19090530416"/></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8">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7">Set</text:span></text:span><text:span text:style-name="Default_20_Paragraph_20_Font"> the driving cell </text:span><text:span text:style-name="Default_20_Paragraph_20_Font"><text:span text:style-name="T209">for a </text:span></text:span><text:span text:style-name="Default_20_Paragraph_20_Font"><text:span text:style-name="T207">rising</text:span></text:span><text:span text:style-name="Default_20_Paragraph_20_Font"><text:span text:style-name="T209">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9">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0">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0">from_pin </text:span>from_pin</text:p>
          </table:table-cell>
          <table:table-cell table:style-name="Table83.A2" office:value-type="string">
            <text:p text:style-name="P40"><text:span text:style-name="Default_20_Paragraph_20_Font">Use </text:span><text:span text:style-name="Default_20_Paragraph_20_Font"><text:span text:style-name="T207">timng arcs</text:span></text:span><text:span text:style-name="Default_20_Paragraph_20_Font"> from </text:span><text:span text:style-name="Command_20_Argument"><text:span text:style-name="T207">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0">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7">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090531872"/><text:span text:style-name="Command_20_Heading">set_false_path</text:span><text:alphabetical-index-mark-end text:id="IMark19090531872"/></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9090532608"/><text:span text:style-name="Command_20_Heading">set_fanout_load</text:span><text:alphabetical-index-mark-end text:id="IMark19090532608"/></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9090532784"/><text:span text:style-name="Command_20_Heading">set_hierarchy_separator</text:span><text:alphabetical-index-mark-end text:id="IMark19090532784"/></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9090532656"/><text:span text:style-name="Command_20_Heading">set_ideal_latency</text:span><text:alphabetical-index-mark-end text:id="IMark19090532656"/></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9090533312"/><text:span text:style-name="Command_20_Heading">set_ideal_network</text:span><text:alphabetical-index-mark-end text:id="IMark19090533312"/></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9090532448"/><text:span text:style-name="Command_20_Heading">set_ideal_transition</text:span><text:alphabetical-index-mark-end text:id="IMark19090532448"/></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9090532448"/><text:span text:style-name="Command_20_Heading">set_input_delay</text:span><text:alphabetical-index-mark-end text:id="IMark19090532448"/></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1">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3">The following command sets the min, max, rise and fall times on the </text:span><text:span text:style-name="Command"><text:span text:style-name="T213">in1</text:span></text:span><text:span text:style-name="T213"> input port </text:span><text:span text:style-name="Command"><text:span text:style-name="T213">1.0</text:span></text:span><text:span text:style-name="T213"> time units after the rising edge of </text:span><text:span text:style-name="Command"><text:span text:style-name="T213">clk1</text:span></text:span><text:span text:style-name="T213">.</text:span></text:p>
      <text:p text:style-name="P183">set_input_delay -clock clk1 1.0 [get_ports in1]</text:p>
      <text:p text:style-name="P184"><text:span text:style-name="T213">Use multiple commands with the -add_delay option to specifiy separate arrival times for min, max, rise and fall times or multiple clocks. For example, the following specifies separate arrival times with respect to clocks </text:span><text:span text:style-name="Command"><text:span text:style-name="T213">clk1</text:span></text:span><text:span text:style-name="T213"> and </text:span><text:span text:style-name="Command"><text:span text:style-name="T213">clk2</text:span></text:span><text:span text:style-name="T213">.</text:span></text:p>
      <text:p text:style-name="P183">set_input_delay -clock clk1 1.0 [get_ports in1]<text:line-break/>set_input_delay -<text:span text:style-name="T213">add_delay </text:span>-clock clk<text:span text:style-name="T213">2</text:span> <text:span text:style-name="T213">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2"> variable to </text:span></text:span><text:span text:style-name="Command_20_Heading"><text:span text:style-name="T214">1</text:span></text:span><text:span text:style-name="Command_20_Heading"><text:span text:style-name="T172"> to report paths from inputs without a </text:span></text:span><text:span text:style-name="Command_20_Heading"><text:span text:style-name="T214">set_input_delay</text:span></text:span><text:span text:style-name="Command_20_Heading"><text:span text:style-name="T17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9090534816"/><text:span text:style-name="Command_20_Heading">set_input_transition</text:span><text:alphabetical-index-mark-end text:id="IMark19090534816"/></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9090535376"/><text:span text:style-name="Command_20_Heading">set_level_shifter_strategy</text:span><text:alphabetical-index-mark-end text:id="IMark19090535376"/></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9090535504"/><text:span text:style-name="Command_20_Heading">set_level_shifter_threshold</text:span><text:alphabetical-index-mark-end text:id="IMark19090535504"/></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9090535200"/><text:span text:style-name="Command_20_Heading">set_load</text:span><text:alphabetical-index-mark-end text:id="IMark19090535200"/></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rising </text:span></text:span><text:span text:style-name="Default_20_Paragraph_20_Font">capacitance </text:span><text:span text:style-name="Default_20_Paragraph_20_Font"><text:span text:style-name="T217">(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falling </text:span></text:span><text:span text:style-name="Default_20_Paragraph_20_Font">capacitance </text:span><text:span text:style-name="Default_20_Paragraph_20_Font"><text:span text:style-name="T217">(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6">Set t</text:span></text:span><text:span text:style-name="Default_20_Paragraph_20_Font">he </text:span><text:span text:style-name="Default_20_Paragraph_20_Font"><text:span text:style-name="T216">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6">Set t</text:span></text:span><text:span text:style-name="Default_20_Paragraph_20_Font">he </text:span><text:span text:style-name="Default_20_Paragraph_20_Font"><text:span text:style-name="T216">m</text:span></text:span><text:span text:style-name="Default_20_Paragraph_20_Font"><text:span text:style-name="T218">in</text:span></text:span><text:span text:style-name="Default_20_Paragraph_20_Font"><text:span text:style-name="T216">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7">(nets only)</text:span></text:span><text:span text:style-name="Default_20_Paragraph_20_Font">. </text:span><text:span text:style-name="Default_20_Paragraph_20_Font"><text:span text:style-name="T217">If the resulting capacitance is negative, zero is used. </text:span></text:span><text:span text:style-name="Default_20_Paragraph_20_Font"><text:span text:style-name="T219">Pin capacitance</text:span></text:span><text:span text:style-name="Default_20_Paragraph_20_Font"><text:span text:style-name="T220">s</text:span></text:span><text:span text:style-name="Default_20_Paragraph_20_Font"><text:span text:style-name="T219"> </text:span></text:span><text:span text:style-name="Default_20_Paragraph_20_Font"><text:span text:style-name="T220">are</text:span></text:span><text:span text:style-name="Default_20_Paragraph_20_Font"><text:span text:style-name="T219">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7">wire </text:span>capacitance on a net or <text:span text:style-name="T217">external capacitance on a </text:span>port. <text:span text:style-name="T217">There are four different uses for the </text:span><text:span text:style-name="T221">set_load</text:span><text:span text:style-name="T217"> commanc:</text:span></text:p>
      <text:p text:style-name="P190">set_load -wire_load <text:span text:style-name="T1">port</text:span> <text:s/>external <text:span text:style-name="T222">port </text:span>wire <text:span text:style-name="T222">capacitance</text:span><text:line-break/>set_load -pin_load <text:span text:style-name="T1">port</text:span> <text:s text:c="2"/>external <text:span text:style-name="T222">port </text:span>pin <text:span text:style-name="T222">capacitance</text:span><text:line-break/>set_load <text:span text:style-name="T1">port</text:span> <text:s text:c="12"/>same as -pin_load<text:line-break/>set_load <text:span text:style-name="T1">net</text:span> <text:s text:c="13"/><text:span text:style-name="T222">net wire capacitance</text:span></text:p>
      <text:p text:style-name="P191"><text:span text:style-name="T217">External p</text:span>ort <text:span text:style-name="T217">capacitance </text:span>can <text:span text:style-name="T217">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2">When annnotating n</text:span>et wire capacitance <text:span text:style-name="T222">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2">Setting the capacitance on a net overrides </text:span><text:span text:style-name="T223">SPEF </text:span><text:span text:style-name="T224">parasitics </text:span><text:span text:style-name="T222">for delay calculation</text:span><text:span text:style-name="T224">.</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9090536544"/><text:span text:style-name="Command_20_Heading">set_logic_dc</text:span><text:alphabetical-index-mark-end text:id="IMark19090536544"/></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9090533472"/><text:span text:style-name="Command_20_Heading">set_logic_one</text:span><text:alphabetical-index-mark-end text:id="IMark19090533472"/></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3">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9090531888"/><text:span text:style-name="Command_20_Heading">set_logic_zero</text:span><text:alphabetical-index-mark-end text:id="IMark19090531888"/></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9090537248"/><text:span text:style-name="Command_20_Heading">set_max_area</text:span><text:alphabetical-index-mark-end text:id="IMark19090537248"/></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090536912"/><text:span text:style-name="Command_20_Heading">set_max_capacitance</text:span><text:alphabetical-index-mark-end text:id="IMark19090536912"/></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9090531888"/><text:span text:style-name="Command_20_Heading">set_max_delay</text:span><text:alphabetical-index-mark-end text:id="IMark19090531888"/></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5">Set max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7">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9090533008"/><text:span text:style-name="Command_20_Heading">set_max_dynamic_power</text:span><text:alphabetical-index-mark-end text:id="IMark19090533008"/></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9090538864"/><text:span text:style-name="Command_20_Heading">set_max_fanout</text:span><text:alphabetical-index-mark-end text:id="IMark19090538864"/></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9090535840"/><text:span text:style-name="Command_20_Heading">set_max_leakage_power</text:span><text:alphabetical-index-mark-end text:id="IMark19090535840"/></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9090539328"/><text:span text:style-name="Command_20_Heading">set_max_time_borrow</text:span><text:alphabetical-index-mark-end text:id="IMark19090539328"/></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9090536272"/><text:span text:style-name="Command_20_Heading">set_max_transition</text:span><text:alphabetical-index-mark-end text:id="IMark19090536272"/></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9090538160"/><text:span text:style-name="Command_20_Heading">set_min_capacitance</text:span><text:alphabetical-index-mark-end text:id="IMark19090538160"/></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9090539920"/><text:span text:style-name="Command_20_Heading">set_min_delay</text:span><text:alphabetical-index-mark-end text:id="IMark19090539920"/></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5">Set min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0">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090541344"/><text:span text:style-name="Command_20_Heading">set_min_pulse_width</text:span><text:alphabetical-index-mark-end text:id="IMark19090541344"/></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9090539776"/><text:span text:style-name="Command_20_Heading">set_multicycle_path</text:span><text:alphabetical-index-mark-end text:id="IMark19090539776"/></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7">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9090542672"/><text:span text:style-name="Command_20_Heading">set_operating_conditions</text:span><text:alphabetical-index-mark-end text:id="IMark19090542672"/></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1">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2">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2">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2">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9090543504"/><text:span text:style-name="Command_20_Heading">set_output_delay</text:span><text:alphabetical-index-mark-end text:id="IMark19090543504"/></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text:span><text:span text:style-name="Default_20_Paragraph_20_Font"><text:span text:style-name="T233">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3">external check</text:span></text:span><text:span text:style-name="Default_20_Paragraph_20_Font"> is </text:span><text:span text:style-name="Default_20_Paragraph_20_Font"><text:span text:style-name="T234">to </text:span></text:span><text:span text:style-name="Command_20_Argument"><text:span text:style-name="T235">cloc</text:span></text:span><text:span text:style-name="Command_20_Argument"><text:span text:style-name="T236">k</text:span></text:span><text:span text:style-name="Default_20_Paragraph_20_Font"><text:span text:style-name="T237">. </text:span></text:span><text:span text:style-name="Default_20_Paragraph_20_Font"><text:span text:style-name="T238">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3">the external delay to </text:span><text:span text:style-name="T239">a setup/</text:span><text:span text:style-name="T240">hold</text:span><text:span text:style-name="T239"> check on an output port or internal pin </text:span><text:span text:style-name="T241">that is clocked by </text:span><text:span text:style-name="Command_20_Argument"><text:span text:style-name="T241">clock</text:span></text:span><text:span text:style-name="T239">.</text:span> Unless the <text:span text:style-name="Command">-add_delay</text:span> option is specified any existing <text:span text:style-name="T241">output delays are</text:span> replaced.</text:p>
      <text:p text:style-name="P206">The <text:span text:style-name="Command">–reference_pin</text:span> option is used to specify a <text:span text:style-name="T240">timing check</text:span> with respect to the arrival on a pin in the clock network. For propagated clocks, the <text:span text:style-name="T240">timing check</text:span> is relative to the clock arrival time at the reference pin (the clock source latency and network latency from the clock source to the reference pin). For ideal clocks, <text:span text:style-name="T240">the timing check</text:span> is relative to the reference pin clock source latency. With the <text:span text:style-name="Command">-clock_fall</text:span> flag the <text:span text:style-name="T240">timing check</text:span> is relative to the falling <text:span text:style-name="T233">edge</text:span> <text:span text:style-name="T233">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090544368"/><text:span text:style-name="Command_20_Heading">set_port_fanout_number</text:span><text:alphabetical-index-mark-end text:id="IMark19090544368"/></text:p>
          </table:table-cell>
          <table:table-cell table:style-name="Table115.A1" office:value-type="string">
            <text:p text:style-name="P29"><text:span text:style-name="Command_20_Argument"><text:span text:style-name="T242">[-min]<text:line-break/>[-max]<text:line-break/></text:span></text:span><text:span text:style-name="Command_20_Argument"><text:span text:style-name="T243">fanout<text:line-break/>port</text:span></text:span><text:span text:style-name="Command_20_Argument"><text:span text:style-name="T244">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5">Set t</text:span></text:span><text:span text:style-name="Default_20_Paragraph_20_Font">he </text:span><text:span text:style-name="Default_20_Paragraph_20_Font"><text:span text:style-name="T245">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5">Set t</text:span></text:span><text:span text:style-name="Default_20_Paragraph_20_Font">he </text:span><text:span text:style-name="Default_20_Paragraph_20_Font"><text:span text:style-name="T245">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9090544768"/><text:span text:style-name="Command_20_Heading">set_power</text:span><text:span text:style-name="Command_20_Heading"><text:span text:style-name="T246">_activity</text:span></text:span><text:alphabetical-index-mark-end text:id="IMark19090544768"/></text:p>
          </table:table-cell>
          <table:table-cell table:style-name="Table149.A1" office:value-type="string">
            <text:p text:style-name="P29"><text:span text:style-name="Command_20_Argument"><text:span text:style-name="T242">[-global]<text:line-break/>[-input]<text:line-break/>[-input_ports </text:span></text:span><text:span text:style-name="Command_20_Argument"><text:span text:style-name="T247">ports</text:span></text:span><text:span text:style-name="Command_20_Argument"><text:span text:style-name="T242">]<text:line-break/>[-pins </text:span></text:span><text:span text:style-name="Command_20_Argument"><text:span text:style-name="T247">pins</text:span></text:span><text:span text:style-name="Command_20_Argument"><text:span text:style-name="T242">]<text:line-break/>[-activity </text:span></text:span><text:span text:style-name="Command_20_Argument"><text:span text:style-name="T247">activity</text:span></text:span><text:span text:style-name="Command_20_Argument"><text:span text:style-name="T242">]<text:line-break/>[-duty </text:span></text:span><text:span text:style-name="Command_20_Argument"><text:span text:style-name="T247">duty</text:span></text:span><text:span text:style-name="Command_20_Argument"><text:span text:style-name="T242">]</text:span></text:span></text:p>
          </table:table-cell>
        </table:table-row>
        <table:table-row table:style-name="Table149.1">
          <table:table-cell table:style-name="Table149.A2" office:value-type="string">
            <text:p text:style-name="P29"><text:span text:style-name="Command_20_Argument"><text:span text:style-name="T247">-</text:span></text:span><text:span text:style-name="Command_20_Argument"><text:span text:style-name="T248">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9">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9">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8">-activity </text:span></text:span><text:span text:style-name="Command_20_Argument"><text:span text:style-name="T247">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50">d</text:span></text:span><text:span text:style-name="Command_20_Argument"><text:span text:style-name="T251">ut</text:span></text:span><text:span text:style-name="Command_20_Argument"><text:span text:style-name="T250">y </text:span></text:span><text:span text:style-name="Command_20_Argument"><text:span text:style-name="T247">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2">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2">-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090545472"/><text:span text:style-name="Command_20_Heading">set_propagated_clock</text:span><text:alphabetical-index-mark-end text:id="IMark19090545472"/></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090545632"/><text:span text:style-name="Command_20_Heading">set_pvt</text:span><text:alphabetical-index-mark-end text:id="IMark19090545632"/></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3">S</text:span></text:span><text:span text:style-name="Default_20_Paragraph_20_Font">et the PVT values for max delay</text:span><text:span text:style-name="Default_20_Paragraph_20_Font"><text:span text:style-name="T253">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3">S</text:span></text:span><text:span text:style-name="Default_20_Paragraph_20_Font">et the PVT values for min delay</text:span><text:span text:style-name="Default_20_Paragraph_20_Font"><text:span text:style-name="T253">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9">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9">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9">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9090546336"/><text:span text:style-name="Command_20_Heading">set_sense</text:span><text:alphabetical-index-mark-end text:id="IMark19090546336"/></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4">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4">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5">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9090545888"/><text:span text:style-name="Command_20_Heading">set_timing_derate</text:span><text:alphabetical-index-mark-end text:id="IMark19090545888"/></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6">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6">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7">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9090546592"/><text:span text:style-name="Command_20_Heading">set_resistance</text:span><text:alphabetical-index-mark-end text:id="IMark19090546592"/></text:p>
          </table:table-cell>
          <table:table-cell table:style-name="Table119.A1" office:value-type="string">
            <text:p text:style-name="P29">[-max]<text:line-break/>[-min]<text:line-break/><text:span text:style-name="T23">resistance<text:line-break/>net</text:span><text:span text:style-name="T258">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9">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9090545840"/><text:span text:style-name="Command_20_Heading">set_units</text:span><text:alphabetical-index-mark-end text:id="IMark19090545840"/></text:p>
          </table:table-cell>
          <table:table-cell table:style-name="Table120.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3">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9090549216"/><text:span text:style-name="Command_20_Heading">set_wire_load_min_block_size</text:span><text:alphabetical-index-mark-end text:id="IMark19090549216"/></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9090547056"/><text:span text:style-name="Command_20_Heading">set_wire_load_mode</text:span><text:alphabetical-index-mark-end text:id="IMark19090547056"/></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9090545424"/><text:span text:style-name="Command_20_Heading">set_wire_load_model</text:span><text:alphabetical-index-mark-end text:id="IMark19090545424"/></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9090547632"/><text:span text:style-name="Command_20_Heading">set_wire_load_selection_group</text:span><text:alphabetical-index-mark-end text:id="IMark19090547632"/></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9090542736"/><text:span text:style-name="Command_20_Heading">source</text:span><text:alphabetical-index-mark-end text:id="IMark19090542736"/></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0">[</text:span></text:span><text:span text:style-name="Command">&gt; </text:span><text:span text:style-name="Command_20_Argument"><text:span text:style-name="T260">log_filename</text:span></text:span><text:span text:style-name="Command">]<text:line-break/></text:span><text:span text:style-name="Command"><text:span text:style-name="T260">[</text:span></text:span><text:span text:style-name="Command">&gt;&gt; </text:span><text:span text:style-name="Command"><text:span text:style-name="T260">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23">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24"><text:span text:style-name="Command_20_Heading"><text:span text:style-name="T261">suppress_msg</text:span></text:span></text:p>
          </table:table-cell>
          <table:table-cell table:style-name="Table156.A1" office:value-type="string">
            <text:p text:style-name="P224"><text:span text:style-name="Command_20_Argument"><text:span text:style-name="T261">msg_ids</text:span></text:span></text:p>
          </table:table-cell>
        </table:table-row>
        <table:table-row table:style-name="Table156.1">
          <table:table-cell table:style-name="Table156.A2" office:value-type="string">
            <text:p text:style-name="P224"><text:span text:style-name="Command_20_Argument"><text:span text:style-name="T261">msg_ids</text:span></text:span></text:p>
          </table:table-cell>
          <table:table-cell table:style-name="Table156.A2" office:value-type="string">
            <text:p text:style-name="P225"><text:span text:style-name="Default_20_Paragraph_20_Font">A list of </text:span><text:span text:style-name="Default_20_Paragraph_20_Font"><text:span text:style-name="T261">error/warning message IDs to suppress.</text:span></text:span></text:p>
          </table:table-cell>
        </table:table-row>
      </table:table>
      <text:p text:style-name="P223">The <text:span text:style-name="Command"><text:span text:style-name="T261">suppress_msg</text:span></text:span> command <text:span text:style-name="T261">suppresses specified error/warning messages by ID</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9090551520"/><text:span text:style-name="Command_20_Heading">unset_case_analysis</text:span><text:alphabetical-index-mark-end text:id="IMark19090551520"/></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9090551776"/><text:span text:style-name="Command_20_Heading">unset_clock_latency</text:span><text:alphabetical-index-mark-end text:id="IMark19090551776"/></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9090545616"/><text:span text:style-name="Command_20_Heading">unset_clock_transition</text:span><text:alphabetical-index-mark-end text:id="IMark19090545616"/></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9090551568"/><text:span text:style-name="Command_20_Heading">unset_clock_uncertainty</text:span><text:alphabetical-index-mark-end text:id="IMark19090551568"/></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6"><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6"><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9090551456"/><text:span text:style-name="Command_20_Heading">unset_data_check</text:span><text:alphabetical-index-mark-end text:id="IMark19090551456"/></text:p>
          </table:table-cell>
          <table:table-cell table:style-name="Table43.A1" office:value-type="string">
            <text:p text:style-name="P227">[-from<text:span text:style-name="T262">|-rise_from|-fall_from</text:span> <text:span text:style-name="T23">from_object</text:span>]<text:line-break/>[-to<text:span text:style-name="T262">|-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6"><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6">-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9090552464"/><text:span text:style-name="Command_20_Heading">unset_disable_inferred_clock_gating</text:span><text:alphabetical-index-mark-end text:id="IMark1909055246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9090553792"/><text:span text:style-name="Command_20_Heading">unset_disable_timing</text:span><text:alphabetical-index-mark-end text:id="IMark19090553792"/></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9090551248"/><text:span text:style-name="Command_20_Heading">unset_input_delay</text:span><text:alphabetical-index-mark-end text:id="IMark19090551248"/></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3">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3">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3">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8"><text:span text:style-name="Default_20_Paragraph_20_Font"><text:span text:style-name="T263">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3">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3">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9090553216"/><text:span text:style-name="Command_20_Heading">unset_output_delay</text:span><text:alphabetical-index-mark-end text:id="IMark19090553216"/></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9090551152"/><text:span text:style-name="Command_20_Heading">unset_path_exceptions</text:span><text:alphabetical-index-mark-end text:id="IMark19090551152"/></text:p>
          </table:table-cell>
          <table:table-cell table:style-name="Table53.A1" office:value-type="string">
            <text:p text:style-name="P229">[-setup]<text:line-break/>[-hold]<text:line-break/>[-rise]<text:line-break/>[-fall]<text:line-break/>[-from<text:span text:style-name="T264">|-rise_from|-fall_from</text:span> <text:span text:style-name="T23">from</text:span>]<text:line-break/>[-through<text:span text:style-name="T264">|-rise_through|-fall_through</text:span> <text:span text:style-name="T23">through</text:span>]<text:line-break/>[-to<text:span text:style-name="T264">|-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4">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30"><text:span text:style-name="Default_20_Paragraph_20_Font"><text:span text:style-name="T264">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30"><text:span text:style-name="Default_20_Paragraph_20_Font"><text:span text:style-name="T264">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30"><text:span text:style-name="Default_20_Paragraph_20_Font"><text:span text:style-name="T264">Unset path exceptions for</text:span></text:span><text:span text:style-name="Default_20_Paragraph_20_Font"> </text:span><text:span text:style-name="Default_20_Paragraph_20_Font"><text:span text:style-name="T264">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5">from</text:span></text:span><text:span text:style-name="Command"><text:span text:style-name="T264">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31"><text:span text:style-name="T21">-</text:span><text:span text:style-name="T265">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9090553664"/><text:span text:style-name="Command_20_Heading">unset_propagated_clock</text:span><text:alphabetical-index-mark-end text:id="IMark19090553664"/></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9090556032"/><text:span text:style-name="Command_20_Heading">unset_timing_derate</text:span><text:alphabetical-index-mark-end text:id="IMark19090556032"/></text:p>
          </table:table-cell>
          <table:table-cell table:style-name="Table64.A1" office:value-type="string">
            <text:p text:style-name="P29"/>
          </table:table-cell>
        </table:table-row>
      </table:table>
      <text:p text:style-name="P223">Remove all derating factors set with the <text:span text:style-name="Command">set_timing_derate</text:span> command.</text:p>
      <table:table table:name="Table159" table:style-name="Table159">
        <table:table-column table:style-name="Table159.A"/>
        <table:table-column table:style-name="Table159.B"/>
        <table:table-row table:style-name="Table159.1">
          <table:table-cell table:style-name="Table159.A1" office:value-type="string">
            <text:p text:style-name="P224"><text:span text:style-name="Command_20_Heading"><text:span text:style-name="T261">unsuppress_msg</text:span></text:span></text:p>
          </table:table-cell>
          <table:table-cell table:style-name="Table159.A1" office:value-type="string">
            <text:p text:style-name="P224"><text:span text:style-name="Command_20_Argument"><text:span text:style-name="T261">msg_ids</text:span></text:span></text:p>
          </table:table-cell>
        </table:table-row>
        <table:table-row table:style-name="Table159.1">
          <table:table-cell table:style-name="Table159.A2" office:value-type="string">
            <text:p text:style-name="P224"><text:span text:style-name="Command_20_Argument"><text:span text:style-name="T261">msg_ids</text:span></text:span></text:p>
          </table:table-cell>
          <table:table-cell table:style-name="Table159.A2" office:value-type="string">
            <text:p text:style-name="P225"><text:span text:style-name="Default_20_Paragraph_20_Font">A list of </text:span><text:span text:style-name="Default_20_Paragraph_20_Font"><text:span text:style-name="T261">error/warning message IDs to unsuppress.</text:span></text:span></text:p>
          </table:table-cell>
        </table:table-row>
      </table:table>
      <text:p text:style-name="P223">The <text:span text:style-name="Command"><text:span text:style-name="T261">unsuppress_msg</text:span></text:span> command <text:span text:style-name="T261">removes suppressions for the specified error/warning messages by ID</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9090556032"/><text:span text:style-name="Command_20_Heading">user_run_time</text:span><text:alphabetical-index-mark-end text:id="IMark19090556032"/></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9090556032"/><text:span text:style-name="Command_20_Heading">with_output_to_variable</text:span><text:alphabetical-index-mark-end text:id="IMark19090556032"/></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ext:soft-page-break/>
        <table:table-row table:style-name="Table153.1">
          <table:table-cell table:style-name="Table153.A1" office:value-type="string">
            <text:p text:style-name="P29"><text:alphabetical-index-mark-start text:id="IMark19090555872"/><text:span text:style-name="Command_20_Heading">write_path_spice</text:span><text:alphabetical-index-mark-end text:id="IMark19090555872"/></text:p>
          </table:table-cell>
          <table:table-cell table:style-name="Table153.A1" office:value-type="string">
            <text:p text:style-name="P232">-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6">[</text:span><text:span text:style-name="T21">-</text:span><text:span text:style-name="T267">simulator hspice|ngspice|xyce</text:span><text:span text:style-name="T266">]</text:span></text:p>
          </table:table-cell>
        </table:table-row>
        <table:table-row table:style-name="Table153.1">
          <table:table-cell table:style-name="Table153.A2" office:value-type="string">
            <text:p text:style-name="P233"><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34">spice_directory</text:p>
          </table:table-cell>
          <table:table-cell table:style-name="Table153.A2" office:value-type="string">
            <text:p text:style-name="P235"><text:span text:style-name="Default_20_Paragraph_20_Font"><text:span text:style-name="T268">D</text:span></text:span><text:span text:style-name="Default_20_Paragraph_20_Font">irectory </text:span><text:span text:style-name="Default_20_Paragraph_20_Font"><text:span text:style-name="T268">for s</text:span></text:span><text:span text:style-name="Default_20_Paragraph_20_Font">pice </text:span><text:span text:style-name="Default_20_Paragraph_20_Font"><text:span text:style-name="T269">to write </text:span></text:span><text:span text:style-name="Default_20_Paragraph_20_Font">output </text:span><text:span text:style-name="Default_20_Paragraph_20_Font"><text:span text:style-name="T268">files</text:span></text:span><text:span text:style-name="Default_20_Paragraph_20_Font">.</text:span></text:p>
          </table:table-cell>
        </table:table-row>
        <table:table-row table:style-name="Table153.1">
          <table:table-cell table:style-name="Table153.A2" office:value-type="string">
            <text:p text:style-name="P234">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4">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4">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6"><text:span text:style-name="T21">-</text:span><text:span text:style-name="T267">simulator</text:span></text:p>
          </table:table-cell>
          <table:table-cell table:style-name="Table153.A2" office:value-type="string">
            <text:p text:style-name="P237">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8">Example command:</text:p>
      <text:p text:style-name="P239">write_path_spice -path_args {-from "in0" -to "out1" -unconstrained} \<text:line-break/> <text:s/>-spice_directory $result_dir \<text:line-break/> <text:s/>-lib_subckt_file "write_spice1.subckt" \<text:line-break/> <text:s/>-model_file "write_spice1.models" \<text:line-break/> <text:s/>-power VDD -ground VSS</text:p>
      <text:p text:style-name="P240">When the simulator is hspice, <text:span text:style-name="Command">.measure</text:span> statements will be added to the spice netlist.</text:p>
      <text:p text:style-name="P240">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9090448960"/><text:span text:style-name="Command_20_Heading">write_sdc</text:span><text:alphabetical-index-mark-end text:id="IMark19090448960"/></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ext:soft-page-break/>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70">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9090448256"/><text:span text:style-name="Command_20_Heading">write_sdf</text:span><text:alphabetical-index-mark-end text:id="IMark19090448256"/></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1">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41"><text:span text:style-name="T21">-</text:span><text:span text:style-name="T272">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1">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1">SDF file</text:span></text:span><text:span text:style-name="Default_20_Paragraph_20_Font">name to write.</text:span></text:p>
          </table:table-cell>
        </table:table-row>
      </table:table>
      <text:p text:style-name="P242">Write the delay calculation delays for the design in SDF format to <text:span text:style-name="Command_20_Argument">filename</text:span>. <text:span text:style-name="T273">If -</text:span><text:span text:style-name="Example"><text:span text:style-name="T273">corner</text:span></text:span><text:span text:style-name="T273"> is not specified the min/max delays are across all corners. With </text:span><text:span text:style-name="Example"><text:span text:style-name="T273">-corner</text:span></text:span><text:span text:style-name="T273"> the min/max delays for </text:span><text:span text:style-name="Example"><text:span text:style-name="T274">corner</text:span></text:span><text:span text:style-name="T273">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3"><text:alphabetical-index-mark-start text:id="IMark19090557440"/><text:span text:style-name="Command_20_Heading">write_</text:span><text:span text:style-name="Command_20_Heading"><text:span text:style-name="T275">timing_model</text:span></text:span><text:alphabetical-index-mark-end text:id="IMark19090557440"/></text:p>
          </table:table-cell>
          <table:table-cell table:style-name="Table58.A1" office:value-type="string">
            <text:p text:style-name="P244"><text:span text:style-name="T276">[-</text:span><text:span text:style-name="T277">library</text:span><text:span text:style-name="T276">_name </text:span><text:span text:style-name="T278">lib</text:span><text:span text:style-name="T279">_name</text:span><text:span text:style-name="T276">]<text:line-break/>[-cell_name </text:span><text:span text:style-name="T279">cell_name</text:span><text:span text:style-name="T276">]</text:span></text:p>
            <text:p text:style-name="P245">[-<text:span text:style-name="T275">corner </text:span><text:span text:style-name="T279">corner</text:span><text:span text:style-name="T21">]</text:span><text:line-break/><text:span text:style-name="T1">filename</text:span></text:p>
          </table:table-cell>
        </table:table-row>
        <text:soft-page-break/>
        <table:table-row table:style-name="Table58.1">
          <table:table-cell table:style-name="Table58.A2" office:value-type="string">
            <text:p text:style-name="P246"><text:span text:style-name="T280">-</text:span><text:span text:style-name="T281">library</text:span><text:span text:style-name="T280">_name </text:span><text:span text:style-name="T278">lib</text:span><text:span text:style-name="T279">_name</text:span></text:p>
          </table:table-cell>
          <table:table-cell table:style-name="Table58.A2" office:value-type="string">
            <text:p text:style-name="P247">T<text:span text:style-name="Default_20_Paragraph_20_Font">he name to use for the liberty </text:span><text:span text:style-name="Default_20_Paragraph_20_Font"><text:span text:style-name="T277">library. Defaults to </text:span></text:span><text:span text:style-name="Command_20_Argument"><text:span text:style-name="T32">cell_name</text:span></text:span><text:span text:style-name="Default_20_Paragraph_20_Font"><text:span text:style-name="T277">.</text:span></text:span></text:p>
          </table:table-cell>
        </table:table-row>
        <table:table-row table:style-name="Table58.1">
          <table:table-cell table:style-name="Table58.A2" office:value-type="string">
            <text:p text:style-name="P246"><text:span text:style-name="Command_20_Argument"><text:span text:style-name="T282">-cell_name </text:span></text:span><text:span text:style-name="Command_20_Argument"><text:span text:style-name="T283">cell_name</text:span></text:span></text:p>
          </table:table-cell>
          <table:table-cell table:style-name="Table58.A2" office:value-type="string">
            <text:p text:style-name="P248"><text:span text:style-name="Default_20_Paragraph_20_Font">The name to use for the liberty cell. </text:span><text:span text:style-name="Default_20_Paragraph_20_Font"><text:span text:style-name="T277">Defaults to the top level module name.</text:span></text:span></text:p>
          </table:table-cell>
        </table:table-row>
        <table:table-row table:style-name="Table58.1">
          <table:table-cell table:style-name="Table58.A2" office:value-type="string">
            <text:p text:style-name="P249"><text:span text:style-name="Command_20_Argument"><text:span text:style-name="T284">-corner </text:span></text:span><text:span text:style-name="Command_20_Argument"><text:span text:style-name="T285">corner</text:span></text:span></text:p>
          </table:table-cell>
          <table:table-cell table:style-name="Table58.A2" office:value-type="string">
            <text:p text:style-name="P250"><text:span text:style-name="Default_20_Paragraph_20_Font">The process corner to use for extracting the model.</text:span></text:p>
          </table:table-cell>
        </table:table-row>
        <table:table-row table:style-name="Table58.1">
          <table:table-cell table:style-name="Table58.A2" office:value-type="string">
            <text:p text:style-name="P251">filename</text:p>
          </table:table-cell>
          <table:table-cell table:style-name="Table58.A2" office:value-type="string">
            <text:p text:style-name="P252"><text:span text:style-name="Default_20_Paragraph_20_Font">Filename </text:span><text:span text:style-name="Default_20_Paragraph_20_Font"><text:span text:style-name="T286">for the liberty timing model</text:span></text:span>.</text:p>
          </table:table-cell>
        </table:table-row>
      </table:table>
      <text:p text:style-name="P253">The <text:span text:style-name="Command_20_Heading"><text:span text:style-name="T126">write_</text:span></text:span><text:span text:style-name="Command_20_Heading"><text:span text:style-name="T287">timing_model</text:span></text:span> command constructs a liberty timing model for the current design and writes it to <text:span text:style-name="T1">file</text:span><text:span text:style-name="T288">name</text:span>. <text:span text:style-name="Command_20_Argument"><text:span text:style-name="T283">cell_name</text:span></text:span><text:span text:style-name="T289"> defaults to the cell name of the top level block in the design.</text:span></text:p>
      <text:p text:style-name="P254"><text:span text:style-name="T290">The SDC used to extract the block should include the clock definitions. </text:span><text:span text:style-name="T291">If the block contains a clock network </text:span><text:span text:style-name="T292">set_propagated_cloc</text:span><text:span text:style-name="T293">k</text:span><text:span text:style-name="Default_20_Paragraph_20_Font"><text:span text:style-name="T294"> </text:span></text:span><text:span text:style-name="Default_20_Paragraph_20_Font"><text:span text:style-name="T291">should be used so the clock delays are included in the timing model. </text:span></text:span><text:span text:style-name="Default_20_Paragraph_20_Font"><text:span text:style-name="T295">The following SDC commands are ignored</text:span></text:span><text:span text:style-name="T296"> when bulding the timing model.</text:span></text:p>
      <text:p text:style-name="Example_20__20_indented"><text:span text:style-name="T292">set_</text:span><text:span text:style-name="T297">input_delay<text:line-break/></text:span><text:span text:style-name="T292">set_</text:span><text:span text:style-name="T297">output_delay<text:line-break/></text:span><text:span text:style-name="Example"><text:span text:style-name="T296">set_load<text:line-break/></text:span></text:span><text:span text:style-name="Example"><text:span text:style-name="T295">set_timing_derate</text:span></text:span></text:p>
      <text:p text:style-name="P254"><text:span text:style-name="T298">Using </text:span><text:span text:style-name="T292">set_</text:span><text:span text:style-name="T297">input_</text:span><text:span text:style-name="T299">transition</text:span><text:span text:style-name="T298"> with the slew from the block context will be used will improve the match between the timing model and the block netlist. </text:span><text:span text:style-name="T300"><text:s/></text:span><text:span text:style-name="T29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5">s<text:line-break/></text:span>clock to output timing paths</text:p>
      <text:p text:style-name="P25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9090558144"/><text:span text:style-name="Command_20_Heading">write_verilog</text:span><text:alphabetical-index-mark-end text:id="IMark19090558144"/></text:p>
          </table:table-cell>
          <table:table-cell table:style-name="Table109.A1" office:value-type="string">
            <text:p text:style-name="P232">[-sort<text:span text:style-name="T21">]</text:span></text:p>
            <text:p text:style-name="P232"><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3"><text:span text:style-name="Command_20_Argument"><text:span text:style-name="T284">-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6">-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7"><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1">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ext:soft-page-break/>
        <table:table-row table:style-name="Table109.1">
          <table:table-cell table:style-name="Table109.A2" office:value-type="string">
            <text:p text:style-name="P234">filename</text:p>
          </table:table-cell>
          <table:table-cell table:style-name="Table109.A2" office:value-type="string">
            <text:p text:style-name="P40"><text:span text:style-name="Default_20_Paragraph_20_Font">Filename </text:span><text:span text:style-name="Default_20_Paragraph_20_Font"><text:span text:style-name="T301">for the liberty library</text:span></text:span><text:span text:style-name="Default_20_Paragraph_20_Font">.</text:span></text:p>
          </table:table-cell>
        </table:table-row>
      </table:table>
      <text:p text:style-name="P258">The <text:span text:style-name="T7">write_verilog</text:span> command writes a verilog netlist to <text:span text:style-name="T3">filename</text:span>. Use <text:span text:style-name="T284">-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9090555392"/>Filter Expressions<text:bookmark-end text:name="__RefHeading___Toc42589_2528141652"/><text:alphabetical-index-mark-end text:id="IMark19090555392"/></text:h>
      <text:p text:style-name="P25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60"><text:span text:style-name="Default_20_Paragraph_20_Font">Return objects with </text:span><text:span text:style-name="Command_20_Argument">property</text:span><text:span text:style-name="Default_20_Paragraph_20_Font"> value equal to </text:span><text:span text:style-name="Command_20_Argument"><text:span text:style-name="T302">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3">pattern</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4">value</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5">~</text:span></text:span><text:span text:style-name="Command"><text:span text:style-name="T304">value</text:span></text:span></text:p>
          </table:table-cell>
          <table:table-cell table:style-name="Table66.A2" office:value-type="string">
            <text:p text:style-name="P261"><text:span text:style-name="Default_20_Paragraph_20_Font">Return objects with </text:span><text:span text:style-name="Command_20_Argument">property</text:span><text:span text:style-name="Default_20_Paragraph_20_Font"> value </text:span><text:span text:style-name="Default_20_Paragraph_20_Font"><text:span text:style-name="T306">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3">expr1</text:span></text:span><text:span text:style-name="Command"><text:span text:style-name="T307">&amp;&amp;e</text:span></text:span><text:span text:style-name="Command"><text:span text:style-name="T308">xpr2</text:span></text:span></text:p>
          </table:table-cell>
          <table:table-cell table:style-name="Table66.A2" office:value-type="string">
            <text:p text:style-name="P260"><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3">expr1</text:span></text:span><text:span text:style-name="Command"><text:span text:style-name="T309">||</text:span></text:span><text:span text:style-name="Command"><text:span text:style-name="T303">expr2</text:span></text:span></text:p>
          </table:table-cell>
          <table:table-cell table:style-name="Table66.A2" office:value-type="string">
            <text:p text:style-name="P260"><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10">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9090448192"/>Variables<text:bookmark-end text:name="__RefHeading___Toc42591_2528141652"/><text:alphabetical-index-mark-end text:id="IMark19090448192"/></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9090559344"/><text:span text:style-name="Command_20_Heading">hierarchy_separator</text:span><text:alphabetical-index-mark-end text:id="IMark19090559344"/></text:p>
          </table:table-cell>
          <table:table-cell table:style-name="Table130.A1" office:value-type="string">
            <text:p text:style-name="P29"><text:span text:style-name="Command_20_Argument"><text:span text:style-name="T24">Any character</text:span></text:span><text:span text:style-name="Command_20_Argument"><text:span text:style-name="T311">.</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9090559472"/><text:span text:style-name="Command_20_Heading">sta_bidirect_net_paths_enabled</text:span><text:alphabetical-index-mark-end text:id="IMark19090559472"/></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9090559712"/><text:span text:style-name="Command_20_Heading">sta_continue_on_error</text:span><text:alphabetical-index-mark-end text:id="IMark19090559712"/></text:p>
          </table:table-cell>
          <table:table-cell table:style-name="Table110.A1" office:value-type="string">
            <text:p text:style-name="P29"><text:span text:style-name="Command_20_Argument"><text:span text:style-name="T24">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9090559344"/><text:span text:style-name="Command_20_Heading">sta_crpr_mode</text:span><text:alphabetical-index-mark-end text:id="IMark19090559344"/></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9090561232"/><text:span text:style-name="Command_20_Heading">sta_cond_default_arcs_enabled</text:span><text:alphabetical-index-mark-end text:id="IMark19090561232"/></text:p>
          </table:table-cell>
          <table:table-cell table:style-name="Table140.A1" office:value-type="string">
            <text:p text:style-name="P29"><text:span text:style-name="Command_20_Argument"><text:span text:style-name="T24">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9090561392"/><text:span text:style-name="Command_20_Heading">sta_crpr_enabled</text:span><text:alphabetical-index-mark-end text:id="IMark19090561392"/></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9090561520"/><text:span text:style-name="Command_20_Heading">sta_dynamic_loop_breaking</text:span><text:alphabetical-index-mark-end text:id="IMark19090561520"/></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9090560384"/><text:span text:style-name="Command_20_Heading">sta_gated_clock_checks_enabled</text:span><text:alphabetical-index-mark-end text:id="IMark19090560384"/></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9090560560"/><text:span text:style-name="Command_20_Heading">sta_input_port_default_clock</text:span><text:alphabetical-index-mark-end text:id="IMark19090560560"/></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9090558672"/><text:span text:style-name="Command_20_Heading">sta_internal_bidirect_instance_paths_enabled</text:span><text:alphabetical-index-mark-end text:id="IMark19090558672"/></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29"><text:alphabetical-index-mark-start text:id="IMark19090561504"/><text:span text:style-name="Command_20_Heading">sta_pocv_enabled</text:span><text:alphabetical-index-mark-end text:id="IMark19090561504"/></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9090558592"/><text:span text:style-name="Command_20_Heading">sta_propagate_all_clocks</text:span><text:alphabetical-index-mark-end text:id="IMark19090558592"/></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9090560560"/><text:span text:style-name="Command_20_Heading">sta_propagate_gated_clock_enable</text:span><text:alphabetical-index-mark-end text:id="IMark19090560560"/></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9090560544"/><text:span text:style-name="Command_20_Heading">sta_recovery_removal_checks_enabled</text:span><text:alphabetical-index-mark-end text:id="IMark19090560544"/></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9090560384"/><text:span text:style-name="Command_20_Heading">sta_report_default_digits</text:span><text:alphabetical-index-mark-end text:id="IMark19090560384"/></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9090560544"/><text:alphabetical-index-mark-start text:id="IMark19090563200"/><text:span text:style-name="Command_20_Heading">sta_preset_clear_arcs_enabled</text:span><text:alphabetical-index-mark-end text:id="IMark19090563200"/><text:alphabetical-index-mark-end text:id="IMark19090560544"/></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62">Alphabetical Index</text:p>
            </text:index-title>
            <text:p text:style-name="P263">all_clocks<text:tab/>6</text:p>
            <text:p text:style-name="P263">all_inputs<text:tab/>6</text:p>
            <text:p text:style-name="P263">all_outputs<text:tab/>6</text:p>
            <text:p text:style-name="P263">all_registers<text:tab/>6</text:p>
            <text:p text:style-name="P263">check_setup<text:tab/>7</text:p>
            <text:p text:style-name="P263">Command Line Arguments<text:tab/>1</text:p>
            <text:p text:style-name="P263">Commands<text:tab/>6</text:p>
            <text:p text:style-name="P263">connect_pin<text:tab/>7</text:p>
            <text:p text:style-name="P263">create_generated_clock<text:tab/>9</text:p>
            <text:p text:style-name="P263">create_voltage_area<text:tab/>10</text:p>
            <text:p text:style-name="P263">current_design<text:tab/>10</text:p>
            <text:p text:style-name="P263">current_instance<text:tab/>10</text:p>
            <text:p text:style-name="P263">define_corners<text:tab/>11</text:p>
            <text:p text:style-name="P263">delete_clock<text:tab/>11</text:p>
            <text:p text:style-name="P263">delete_from_list<text:tab/>11</text:p>
            <text:p text:style-name="P263">delete_generated_clock<text:tab/>11</text:p>
            <text:p text:style-name="P263">delete_instance<text:tab/>11</text:p>
            <text:p text:style-name="P263">delete_net<text:tab/>12</text:p>
            <text:p text:style-name="P263">disconnect_pin<text:tab/>12</text:p>
            <text:p text:style-name="P263">elapsed_run_time<text:tab/>12</text:p>
            <text:p text:style-name="P263">Example Command Scripts<text:tab/>1</text:p>
            <text:p text:style-name="P263">Filter Expressions<text:tab/>77</text:p>
            <text:p text:style-name="P263">find_timing_paths<text:tab/>13</text:p>
            <text:p text:style-name="P263">get_cells<text:tab/>14</text:p>
            <text:p text:style-name="P263">get_clocks<text:tab/>15</text:p>
            <text:p text:style-name="P263">get_fanin<text:tab/>16</text:p>
            <text:p text:style-name="P263">get_fanout<text:tab/>16</text:p>
            <text:p text:style-name="P263">get_full_name<text:tab/>17</text:p>
            <text:p text:style-name="P263">get_lib_pins<text:tab/>18</text:p>
            <text:p text:style-name="P263">get_libs<text:tab/>18</text:p>
            <text:p text:style-name="P263">get_name<text:tab/>20</text:p>
            <text:p text:style-name="P263">get_nets<text:tab/>19</text:p>
            <text:p text:style-name="P263">get_pins<text:tab/>20</text:p>
            <text:p text:style-name="P263">get_ports<text:tab/>21</text:p>
            <text:p text:style-name="P263">get_property<text:tab/>21</text:p>
            <text:p text:style-name="P263">get_timing_edges<text:tab/>24</text:p>
            <text:p text:style-name="P263">group_path<text:tab/>25</text:p>
            <text:p text:style-name="P263">hierarchy_separator<text:tab/>78</text:p>
            <text:p text:style-name="P263">link_design<text:tab/>26</text:p>
            <text:p text:style-name="P263">make_instance<text:tab/>26</text:p>
            <text:p text:style-name="P263">make_net<text:tab/>26</text:p>
            <text:p text:style-name="P263">Power Analysis<text:tab/>2</text:p>
            <text:p text:style-name="P263">read_liberty<text:tab/>26</text:p>
            <text:p text:style-name="P263">read_saif<text:tab/>27</text:p>
            <text:p text:style-name="P263">read_sdc<text:tab/>28</text:p>
            <text:p text:style-name="P263">read_sdf<text:tab/>28</text:p>
            <text:p text:style-name="P263">read_spef<text:tab/>29</text:p>
            <text:p text:style-name="P263">read_vcd<text:tab/>30</text:p>
            <text:p text:style-name="P263">read_verilog<text:tab/>30</text:p>
            <text:p text:style-name="P263">redirection<text:tab/>4</text:p>
            <text:p text:style-name="P263">replace_cell<text:tab/>31</text:p>
            <text:p text:style-name="P263">report_annotated_check<text:tab/>31</text:p>
            <text:p text:style-name="P263">report_annotated_delay<text:tab/>32</text:p>
            <text:p text:style-name="P263">report_check_types<text:tab/>36</text:p>
            <text:p text:style-name="P263">report_checks<text:tab/>33</text:p>
            <text:p text:style-name="P263">report_clock_latency<text:tab/>37</text:p>
            <text:p text:style-name="P263">report_clock_min_period<text:tab/>37</text:p>
            <text:p text:style-name="P263">report_clock_properties<text:tab/>37</text:p>
            <text:p text:style-name="P263">report_clock_skew<text:tab/>38</text:p>
            <text:p text:style-name="P263">report_dcalc<text:tab/>38</text:p>
            <text:p text:style-name="P263">report_disabled_edges<text:tab/>39</text:p>
            <text:p text:style-name="P263"><text:soft-page-break/>report_instance<text:tab/>39</text:p>
            <text:p text:style-name="P263">report_lib_cell<text:tab/>39</text:p>
            <text:p text:style-name="P263">report_net<text:tab/>39</text:p>
            <text:p text:style-name="P263">report_parasitic_annotation<text:tab/>39</text:p>
            <text:p text:style-name="P263">report_power<text:tab/>40</text:p>
            <text:p text:style-name="P263">report_pulse_width_checks<text:tab/>40</text:p>
            <text:p text:style-name="P263">report_slews<text:tab/>41</text:p>
            <text:p text:style-name="P263">report_units<text:tab/>41</text:p>
            <text:p text:style-name="P263">report_worst_slack<text:tab/>41</text:p>
            <text:p text:style-name="P263">set_assigned_check<text:tab/>42</text:p>
            <text:p text:style-name="P263">set_assigned_delay<text:tab/>43</text:p>
            <text:p text:style-name="P263">set_assigned_transition<text:tab/>43</text:p>
            <text:p text:style-name="P263">set_case_analysis<text:tab/>44</text:p>
            <text:p text:style-name="P263">set_clock_gating_check<text:tab/>44</text:p>
            <text:p text:style-name="P263">set_clock_groups<text:tab/>45</text:p>
            <text:p text:style-name="P263">set_clock_latency<text:tab/>46</text:p>
            <text:p text:style-name="P263">set_clock_transition<text:tab/>46</text:p>
            <text:p text:style-name="P263">set_clock_uncertainty<text:tab/>47</text:p>
            <text:p text:style-name="P263">set_cmd_units<text:tab/>48</text:p>
            <text:p text:style-name="P263">set_data_check<text:tab/>49</text:p>
            <text:p text:style-name="P263">set_disable_inferred_clock_gating<text:tab/>49</text:p>
            <text:p text:style-name="P263">set_disable_timing<text:tab/>49</text:p>
            <text:p text:style-name="P263">set_drive<text:tab/>50</text:p>
            <text:p text:style-name="P263">set_driving_cell<text:tab/>51</text:p>
            <text:p text:style-name="P263">set_false_path<text:tab/>52</text:p>
            <text:p text:style-name="P263">set_fanout_load<text:tab/>53</text:p>
            <text:p text:style-name="P263">set_hierarchy_separator<text:tab/>53</text:p>
            <text:p text:style-name="P263">set_ideal_latency<text:tab/>53</text:p>
            <text:p text:style-name="P263">set_ideal_network<text:tab/>53</text:p>
            <text:p text:style-name="P263">set_ideal_transition<text:tab/>53</text:p>
            <text:p text:style-name="P263">set_input_delay<text:tab/>53</text:p>
            <text:p text:style-name="P263">set_input_transition<text:tab/>55</text:p>
            <text:p text:style-name="P263">set_level_shifter_strategy<text:tab/>55</text:p>
            <text:p text:style-name="P263">set_level_shifter_threshold<text:tab/>55</text:p>
            <text:p text:style-name="P263">set_load<text:tab/>55</text:p>
            <text:p text:style-name="P263">set_logic_dc<text:tab/>56</text:p>
            <text:p text:style-name="P263">set_logic_one<text:tab/>56</text:p>
            <text:p text:style-name="P263">set_logic_zero<text:tab/>56</text:p>
            <text:p text:style-name="P263">set_max_area<text:tab/>57</text:p>
            <text:p text:style-name="P263">set_max_capacitance<text:tab/>57</text:p>
            <text:p text:style-name="P263">set_max_delay<text:tab/>57</text:p>
            <text:p text:style-name="P263">set_max_dynamic_power<text:tab/>58</text:p>
            <text:p text:style-name="P263">set_max_fanout<text:tab/>58</text:p>
            <text:p text:style-name="P263">set_max_leakage_power<text:tab/>58</text:p>
            <text:p text:style-name="P263">set_max_time_borrow<text:tab/>58</text:p>
            <text:p text:style-name="P263">set_max_transition<text:tab/>59</text:p>
            <text:p text:style-name="P263">set_min_capacitance<text:tab/>59</text:p>
            <text:p text:style-name="P263">set_min_delay<text:tab/>60</text:p>
            <text:p text:style-name="P263">set_min_pulse_width<text:tab/>60</text:p>
            <text:p text:style-name="P263">set_multicycle_path<text:tab/>61</text:p>
            <text:p text:style-name="P263">set_operating_conditions<text:tab/>62</text:p>
            <text:p text:style-name="P263">set_output_delay<text:tab/>63</text:p>
            <text:p text:style-name="P263">set_port_fanout_number<text:tab/>64</text:p>
            <text:p text:style-name="P263">set_power_activity<text:tab/>64</text:p>
            <text:p text:style-name="P263">set_propagated_clock<text:tab/>64</text:p>
            <text:p text:style-name="P263">set_pvt<text:tab/>65</text:p>
            <text:p text:style-name="P263">set_resistance<text:tab/>67</text:p>
            <text:p text:style-name="P263">set_sense<text:tab/>65</text:p>
            <text:p text:style-name="P263">set_timing_derate<text:tab/>66</text:p>
            <text:p text:style-name="P263">set_units<text:tab/>67</text:p>
            <text:p text:style-name="P263">set_wire_load_min_block_size<text:tab/>68</text:p>
            <text:p text:style-name="P263">set_wire_load_mode<text:tab/>68</text:p>
            <text:p text:style-name="P263">set_wire_load_model<text:tab/>69</text:p>
            <text:p text:style-name="P263">set_wire_load_selection_group<text:tab/>69</text:p>
            <text:p text:style-name="P263"><text:soft-page-break/>source<text:tab/>69</text:p>
            <text:p text:style-name="P263">SPEF<text:tab/>29</text:p>
            <text:p text:style-name="P263">sta_bidirect_net_paths_enabled<text:tab/>78</text:p>
            <text:p text:style-name="P263">sta_cond_default_arcs_enabled<text:tab/>78</text:p>
            <text:p text:style-name="P263">sta_continue_on_error<text:tab/>78</text:p>
            <text:p text:style-name="P263">sta_crpr_enabled<text:tab/>79</text:p>
            <text:p text:style-name="P263">sta_crpr_mode<text:tab/>78</text:p>
            <text:p text:style-name="P263">sta_dynamic_loop_breaking<text:tab/>79</text:p>
            <text:p text:style-name="P263">sta_gated_clock_checks_enabled<text:tab/>79</text:p>
            <text:p text:style-name="P263">sta_input_port_default_clock<text:tab/>79</text:p>
            <text:p text:style-name="P263">sta_internal_bidirect_instance_paths_enabled<text:tab/>79</text:p>
            <text:p text:style-name="P263">sta_pocv_enabled<text:tab/>79</text:p>
            <text:p text:style-name="P263">sta_preset_clear_arcs_enabled<text:tab/>80</text:p>
            <text:p text:style-name="P263">sta_propagate_all_clocks<text:tab/>79</text:p>
            <text:p text:style-name="P263">sta_propagate_gated_clock_enable<text:tab/>80</text:p>
            <text:p text:style-name="P263">sta_recovery_removal_checks_enabled<text:tab/>80</text:p>
            <text:p text:style-name="P263">sta_report_default_digits<text:tab/>80</text:p>
            <text:p text:style-name="P263">TCL Interpreter<text:tab/>3</text:p>
            <text:p text:style-name="P263">Timing Analysis using SDF<text:tab/>2</text:p>
            <text:p text:style-name="P263">Timing Analysis with Multiple Process Corners<text:tab/>2</text:p>
            <text:p text:style-name="P263">unset_case_analysis<text:tab/>70</text:p>
            <text:p text:style-name="P263">unset_clock_latency<text:tab/>70</text:p>
            <text:p text:style-name="P263">unset_clock_transition<text:tab/>70</text:p>
            <text:p text:style-name="P263">unset_clock_uncertainty<text:tab/>71</text:p>
            <text:p text:style-name="P263">unset_data_check<text:tab/>71</text:p>
            <text:p text:style-name="P263">unset_disable_inferred_clock_gating<text:tab/>72</text:p>
            <text:p text:style-name="P263">unset_disable_timing<text:tab/>72</text:p>
            <text:p text:style-name="P263">unset_input_delay<text:tab/>72</text:p>
            <text:p text:style-name="P263">unset_output_delay<text:tab/>73</text:p>
            <text:p text:style-name="P263">unset_path_exceptions<text:tab/>73</text:p>
            <text:p text:style-name="P263">unset_propagated_clock<text:tab/>74</text:p>
            <text:p text:style-name="P263">unset_timing_derate<text:tab/>74</text:p>
            <text:p text:style-name="P263">user_run_time<text:tab/>74</text:p>
            <text:p text:style-name="P263">Variables<text:tab/>78</text:p>
            <text:p text:style-name="P263">verilog netlist<text:tab/>31</text:p>
            <text:p text:style-name="P263">with_output_to_variable<text:tab/>74</text:p>
            <text:p text:style-name="P263">write_path_spice<text:tab/>74</text:p>
            <text:p text:style-name="P263">write_sdc<text:tab/>75</text:p>
            <text:p text:style-name="P263">write_sdf<text:tab/>76</text:p>
            <text:p text:style-name="P263">write_timing_model<text:tab/>76</text:p>
            <text:p text:style-name="P263">write_verilog<text:tab/>77</text:p>
          </text:index-body>
        </text:alphabetical-index>
        <text:p text:style-name="P264"/>
        <text:p text:style-name="P265">Version 2.<text:span text:style-name="T312">6</text:span>.<text:span text:style-name="T313">0</text:span>, <text:span text:style-name="T312">Sep</text:span> <text:span text:style-name="T312">23</text:span>, 20<text:span text:style-name="T313">2</text:span><text:span text:style-name="T312">4</text:span><text:line-break/>Copyright (c) 20<text:span text:style-name="T313">2</text:span><text:span text:style-name="T312">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9</meta:editing-cycles>
    <meta:print-date>2024-11-13T14:19:30.888104825</meta:print-date>
    <meta:creation-date>2010-07-31T21:07:00</meta:creation-date>
    <dc:date>2024-12-25T16:49:23.408392804</dc:date>
    <meta:editing-duration>P116DT21H15M59S</meta:editing-duration>
    <meta:generator>LibreOffice/24.8.2.1$MacOSX_AARCH64 LibreOffice_project/0f794b6e29741098670a3b95d60478a65d05ef13</meta:generator>
    <meta:printed-by>PDF files: James Cherry</meta:printed-by>
    <meta:document-statistic meta:table-count="159" meta:image-count="0" meta:object-count="0" meta:page-count="84" meta:paragraph-count="2138" meta:word-count="15879" meta:character-count="109868" meta:non-whitespace-character-count="951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